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, 'Andale Mono', monospace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0.7951in"/>
    </style:style>
    <style:style style:name="Table1.B" style:family="table-column">
      <style:table-column-properties style:column-width="6.129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fo:font-size="8pt" style:font-size-asian="8pt" style:font-size-complex="8pt"/>
    </style:style>
    <style:style style:name="P2" style:family="paragraph" style:parent-style-name="Text_20_body"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Text_20_body">
      <style:text-properties fo:font-size="8pt" fo:font-weight="normal" style:font-size-asian="8pt" style:font-weight-asian="normal" style:font-size-complex="8pt" style:font-weight-complex="normal"/>
    </style:style>
    <style:style style:name="P4" style:family="paragraph" style:parent-style-name="Text_20_body">
      <style:text-properties fo:font-size="6pt" style:font-size-asian="6pt" style:font-size-complex="6pt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size="10pt" style:font-size-asian="10pt" style:font-size-complex="10pt"/>
    </style:style>
    <style:style style:name="P7" style:family="paragraph" style:parent-style-name="Text_20_body">
      <style:text-properties fo:font-style="italic" fo:font-weight="bold" style:font-style-asian="italic" style:font-weight-asian="bold" style:font-style-complex="italic" style:font-weight-complex="bold"/>
    </style:style>
    <style:style style:name="P8" style:family="paragraph" style:parent-style-name="Table_20_Contents">
      <style:paragraph-properties fo:margin-left="0in" fo:margin-right="0in" fo:margin-top="0in" fo:margin-bottom="0in" fo:text-align="start" style:justify-single-word="false" fo:text-indent="0in" style:auto-text-indent="false" fo:padding="0in" fo:border="none"/>
    </style:style>
    <style:style style:name="P9" style:family="paragraph" style:parent-style-name="Heading_20_1">
      <style:text-properties fo:font-size="8pt" style:font-size-asian="8pt" style:font-size-complex="8pt"/>
    </style:style>
    <style:style style:name="P10" style:family="paragraph" style:parent-style-name="Table_20_Contents" style:list-style-name="L2">
      <style:paragraph-properties fo:margin-left="0in" fo:margin-right="0in" fo:margin-top="0in" fo:margin-bottom="0in" fo:text-align="start" style:justify-single-word="false" fo:text-indent="0in" style:auto-text-indent="false" fo:padding="0in" fo:border="none"/>
      <style:text-properties fo:font-size="7.19999980926514pt"/>
    </style:style>
    <style:style style:name="P11" style:family="paragraph" style:parent-style-name="Text_20_body" style:list-style-name="L3">
      <style:text-properties fo:font-size="8pt" style:font-size-asian="8pt" style:font-size-complex="8pt"/>
    </style:style>
    <style:style style:name="P12" style:family="paragraph" style:parent-style-name="Text_20_body" style:list-style-name="L1">
      <style:paragraph-properties fo:margin-left="0in" fo:margin-right="0in" fo:margin-top="0in" fo:margin-bottom="0in" style:line-height-at-least="0.1752in" fo:text-indent="0in" style:auto-text-indent="false" fo:padding="0in" fo:border="non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95dd" style:text-line-through-style="none" fo:font-size="7.19999980926514pt" style:text-underline-style="none" style:text-blinking="false"/>
    </style:style>
    <style:style style:name="T5" style:family="text">
      <style:text-properties fo:font-variant="normal" fo:text-transform="none" fo:color="#0095dd" style:text-line-through-style="none" style:font-name="Courier New" fo:font-size="8.39999961853027pt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095dd" style:text-line-through-style="none" style:font-name="Courier New" fo:font-size="8.39999961853027pt" fo:letter-spacing="normal" fo:font-style="normal" style:text-underline-style="none" fo:font-weight="normal" style:text-blinking="false" style:font-size-asian="8pt" style:font-size-complex="8pt"/>
    </style:style>
    <style:style style:name="T7" style:family="text">
      <style:text-properties fo:font-variant="normal" fo:text-transform="none" fo:color="#0095dd" style:text-line-through-style="none" style:font-name="Courier New" fo:font-size="7.19999980926514pt" fo:font-style="normal" style:text-underline-style="none" style:text-blinking="false"/>
    </style:style>
    <style:style style:name="T8" style:family="text">
      <style:text-properties fo:font-variant="normal" fo:text-transform="none" fo:color="#4d4e53" style:font-name="Courier New" fo:font-size="8.39999961853027pt" fo:letter-spacing="normal" fo:font-style="normal" fo:font-weight="normal"/>
    </style:style>
    <style:style style:name="T9" style:family="text">
      <style:text-properties fo:font-variant="normal" fo:text-transform="none" fo:color="#4d4e53" style:font-name="Courier New" fo:font-size="8.39999961853027pt" fo:letter-spacing="normal" fo:font-style="normal" fo:font-weight="normal" style:font-size-asian="8pt" style:font-size-complex="8pt"/>
    </style:style>
    <style:style style:name="T10" style:family="text">
      <style:text-properties fo:font-variant="normal" fo:text-transform="none" style:font-name="Courier New" fo:font-size="7.19999980926514pt" fo:font-style="normal"/>
    </style:style>
    <style:style style:name="T11" style:family="text">
      <style:text-properties fo:font-size="7.19999980926514pt"/>
    </style:style>
    <style:style style:name="T1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/>
      <text:p text:style-name="Heading">I<text:span text:style-name="T3"> dir TIPS under psi/crm fins fila test.html som man kan teste I.</text:span></text:p>
      <text:p text:style-name="P6">Brukes swig ,må crm brukes. Fins en del andre testfiler også</text:p>
      <text:h text:style-name="Heading_20_1" text:outline-level="1">Sette variabler</text:h>
      <text:p text:style-name="Text_20_body"><text:s text:c="2"/>document.querySelector('#xx').innerHTML = '&lt;input <text:s/>name=\"psiNy\" value=' + psi_id + '&gt;';</text:p>
      <text:p text:style-name="P1">kanette type=hidden hvis kun vil at den skal eksporteres.</text:p>
      <text:p text:style-name="P1"><text:s/>I html &lt;p id="xx"&gt;&lt;/p&gt;</text:p>
      <text:p text:style-name="P5">Var crm_const I session blir global. Slik må man gjøre hvis noe skal være globalt ..require</text:p>
      <text:p text:style-name="P5">{{cli|json_encode }}…</text:p>
      <text:p text:style-name="P3"><text:s text:c="2"/>/* <text:s/><text:tab/></text:p>
      <text:p text:style-name="P3"><text:s text:c="4"/><text:tab/> &lt;div id="seMeg"&gt;{{crmC.status_txt}}&lt;/div&gt;</text:p>
      <text:p text:style-name="P3"><text:s text:c="4"/>&lt;div&gt;&lt;span id="info"&gt;kjkjkj&lt;/span&gt;&lt;/div&gt;</text:p>
      <text:p text:style-name="P3"><text:s text:c="4"/><text:tab/>document.querySelector("#info").innerHTML = "JADAADADADA";</text:p>
      <text:p text:style-name="P3"><text:s text:c="4"/><text:tab/></text:p>
      <text:p text:style-name="P3"><text:s text:c="4"/><text:tab/>console.log("querySelector ",document.querySelector("#info").innerHTML);</text:p>
      <text:p text:style-name="P3"><text:s text:c="4"/><text:tab/></text:p>
      <text:p text:style-name="P3"><text:s text:c="8"/></text:p>
      <text:p text:style-name="P3"><text:s text:c="6"/>// Dette vist rett dvs inholdet i den variabelen</text:p>
      <text:p text:style-name="P3"><text:s text:c="4"/><text:tab/>var obj3 = document.getElementById('seMeg').innerHTML;</text:p>
      <text:p text:style-name="P3"><text:s text:c="4"/><text:tab/>console.log("getElementbyid.innerhtml ",obj3);</text:p>
      <text:p text:style-name="P3"><text:s text:c="4"/><text:tab/></text:p>
      <text:p text:style-name="P3"><text:s text:c="4"/><text:tab/></text:p>
      <text:p text:style-name="P3"><text:s text:c="4"/><text:tab/> <text:s/><text:tab/><text:tab/>//<text:tab/>document.write( yyy);</text:p>
      <text:p text:style-name="P3"><text:s text:c="4"/><text:tab/>for (var i=0; i&lt;obj3.length; i++){</text:p>
      <text:p text:style-name="P3"><text:s text:c="3"/>console.log(obj3[i].value)</text:p>
      <text:p text:style-name="P3"><text:s/>}</text:p>
      <text:p text:style-name="P3"><text:s/>*/</text:p>
      <text:p text:style-name="P3">&lt;div id="seMeg"&gt;{{crmC.status_txt}}&lt;/div&gt;</text:p>
      <text:p text:style-name="P3"><text:s text:c="4"/>&lt;div&gt;&lt;span id="info"&gt;kjkjkj&lt;/span&gt;&lt;/div&gt;</text:p>
      <text:p text:style-name="P3"><text:s text:c="2"/></text:p>
      <text:p text:style-name="P5"/>
      <text:p text:style-name="P5">…....</text:p>
      <text:p text:style-name="P1">&lt;script type="text/javascript"&gt;</text:p>
      <text:p text:style-name="P1">&lt;!--</text:p>
      <text:p text:style-name="P1"><text:s text:c="2"/>function chgfond(color) </text:p>
      <text:p text:style-name="P1"><text:s text:c="2"/>{ </text:p>
      <text:p text:style-name="P1"><text:s text:c="4"/>document.bgColor=color;</text:p>
      <text:p text:style-name="P1"><text:s text:c="2"/>}</text:p>
      <text:p text:style-name="P1">--&gt;</text:p>
      <text:p text:style-name="P1"><text:soft-page-break/>&lt;/script&gt;</text:p>
      <text:p text:style-name="P1">Boutons à placer dans le corps du document.</text:p>
      <text:p text:style-name="P1"/>
      <text:p text:style-name="P1">&lt;form&gt;</text:p>
      <text:p text:style-name="P1"><text:s text:c="2"/>&lt;input type="button" value="Blanc" onclick="chgfond('#ffffff');" /&gt;</text:p>
      <text:p text:style-name="P1"><text:s text:c="2"/>&lt;input type="button" value="Noir" onclick="chgfond('#000000');" /&gt;</text:p>
      <text:p text:style-name="P1"><text:s text:c="2"/>&lt;input type="button" value="Rouge" onclick="chgfond('#ff0000');" /&gt;</text:p>
      <text:p text:style-name="P1"><text:s text:c="2"/>&lt;input type="button" value="Vert" onclick="chgfond('#008000');" /&gt;</text:p>
      <text:p text:style-name="P1"><text:s text:c="2"/>&lt;input type="button" value="Bleu" onclick="chgfond('0000ff');" /&gt;</text:p>
      <text:p text:style-name="P1">&lt;/form&gt;</text:p>
      <text:p text:style-name="P1"/>
      <text:p text:style-name="P1"/>
      <text:p text:style-name="P1"/>
      <text:p text:style-name="P1">&lt;a href="" onMouseOver="changebg(this,1)"&gt;link&lt;/a&gt;</text:p>
      <text:p text:style-name="P1"/>
      <text:p text:style-name="P1">function changebg(e,a) {</text:p>
      <text:p text:style-name="P1"/>
      <text:p text:style-name="P1"><text:s text:c="6"/>if (a == '') {</text:p>
      <text:p text:style-name="P1"><text:s text:c="9"/>e.style.backgroundColor='';</text:p>
      <text:p text:style-name="P1"><text:s text:c="9"/>e.style.alinkColor='';</text:p>
      <text:p text:style-name="P1"><text:s text:c="9"/>e.style.border='0';</text:p>
      <text:p text:style-name="P1"><text:s text:c="6"/>}</text:p>
      <text:p text:style-name="P1"><text:s text:c="6"/>else {</text:p>
      <text:p text:style-name="P1"><text:s text:c="9"/>e.style.backgroundColor='#ffffff';</text:p>
      <text:p text:style-name="P1"><text:s text:c="9"/>e.style.color='#000000';</text:p>
      <text:p text:style-name="P1"><text:s text:c="9"/>e.style.border-left='1px solid black';</text:p>
      <text:p text:style-name="P1"><text:s text:c="9"/>e.style.border-right='1px solid black';</text:p>
      <text:p text:style-name="P1"><text:s text:c="6"/>}</text:p>
      <text:p text:style-name="P1"/>
      <text:p text:style-name="P1"><text:s text:c="3"/>}</text:p>
      <text:p text:style-name="P1"/>
      <text:p text:style-name="P1">Haut</text:p>
      <text:p text:style-name="P1"/>
      <text:p text:style-name="P1"/>
      <text:p text:style-name="P1">s=myVar.toString();</text:p>
      <text:p text:style-name="P1">alert(s);</text:p>
      <text:p text:style-name="P1">Ellers er det mulig å skrive verdier direkte til vevsiden. Det kan være nyttig i en testfase.</text:p>
      <text:p text:style-name="P1">document.write('&lt;p&gt;Nå er vi her&lt;/p&gt;');</text:p>
      <text:p text:style-name="P1">Eller vi kan dumpe verdier i en node på en vevside mens vi tester. F.eks. slik:</text:p>
      <text:p text:style-name="P1">function dumpArray(A)</text:p>
      <text:p text:style-name="P1">{</text:p>
      <text:p text:style-name="P1"><text:s text:c="2"/>res='';</text:p>
      <text:p text:style-name="P1"><text:s text:c="2"/>for (ix=0;ix&lt;A.length;ix++)</text:p>
      <text:p text:style-name="P1"><text:s text:c="4"/>res+=A[ix]+'&lt;br/&gt;';</text:p>
      <text:p text:style-name="P1"><text:s text:c="2"/>document.getElementById('dump').innerHTML=res;</text:p>
      <text:h text:style-name="Heading_20_2" text:outline-level="2"><text:soft-page-break/>HTML5 sette variabler</text:h>
      <text:p text:style-name="P1">select html5</text:p>
      <text:p text:style-name="P1">&lt;select&gt;</text:p>
      <text:p text:style-name="P1"><text:s text:c="4"/>&lt;option value="hello"&gt;Hello World&lt;/option&gt;</text:p>
      <text:p text:style-name="P1">&lt;/select&gt;</text:p>
      <text:p text:style-name="P1">This option has:</text:p>
      <text:p text:style-name="P1"/>
      <text:p text:style-name="P1">Index = 0</text:p>
      <text:p text:style-name="P1">Value = hello</text:p>
      <text:p text:style-name="P1">Text = Hello World</text:p>
      <text:p text:style-name="P1">...</text:p>
      <text:p text:style-name="P1">select id="Ultra" onchange="run()"&gt; <text:s/>&lt;!--Call run() function--&gt;</text:p>
      <text:p text:style-name="P1"><text:s text:c="5"/>&lt;option value="0"&gt;Select&lt;/option&gt;</text:p>
      <text:p text:style-name="P1"><text:s text:c="5"/>&lt;option value="8"&gt;text1&lt;/option&gt;</text:p>
      <text:p text:style-name="P1"><text:s text:c="5"/>&lt;option value="5"&gt;text2&lt;/option&gt;</text:p>
      <text:p text:style-name="P1"><text:s text:c="5"/>&lt;option value="4"&gt;text3&lt;/option&gt; <text:s text:c="4"/></text:p>
      <text:p text:style-name="P1">&lt;/select&gt;&lt;br&gt;&lt;br&gt;</text:p>
      <text:p text:style-name="P1">TextBox1&lt;br&gt;</text:p>
      <text:p text:style-name="P1">&lt;input type="text" id="srt" placeholder="get value on option select"&gt;&lt;br&gt;</text:p>
      <text:p text:style-name="P1">TextBox2&lt;br&gt;</text:p>
      <text:p text:style-name="P1">&lt;input type="text" id="rtt" <text:s/>placeholder="Write Something !" onkeyup="up()"&gt;</text:p>
      <text:p text:style-name="P1"/>
      <text:p text:style-name="P1">.&lt;script&gt;</text:p>
      <text:p text:style-name="P1"><text:s/>function run() {</text:p>
      <text:p text:style-name="P1"><text:s text:c="5"/>document.getElementById("srt").value = document.getElementById("Ultra").value;</text:p>
      <text:p text:style-name="P1"><text:s/>}</text:p>
      <text:p text:style-name="P1"><text:s/>&lt;/script&gt;</text:p>
      <text:p text:style-name="P2"><text:s/>..vakkert</text:p>
      <text:p text:style-name="P2"><text:s text:c="5"/>&lt;html&gt;</text:p>
      <text:p text:style-name="P2">&lt;script type="text/javascript"&gt;</text:p>
      <text:p text:style-name="P2"><text:s text:c="4"/>var data1 = "$100";</text:p>
      <text:p text:style-name="P2"><text:s text:c="4"/>var data2 = "$80";</text:p>
      <text:p text:style-name="P2">&lt;/script&gt;</text:p>
      <text:p text:style-name="P2">&lt;body&gt;</text:p>
      <text:p text:style-name="P2"/>
      <text:p text:style-name="P2">&lt;table&gt;</text:p>
      <text:p text:style-name="P2"><text:s text:c="2"/>&lt;tr&gt;</text:p>
      <text:p text:style-name="P2"><text:s text:c="4"/>&lt;th&gt;Month&lt;/th&gt;</text:p>
      <text:p text:style-name="P2"><text:s text:c="4"/>&lt;th&gt;Savings&lt;/th&gt;</text:p>
      <text:p text:style-name="P2"><text:s text:c="2"/>&lt;/tr&gt;</text:p>
      <text:p text:style-name="P2"><text:s text:c="2"/>&lt;tr&gt;</text:p>
      <text:p text:style-name="P2"><text:s text:c="4"/>&lt;td&gt;January&lt;/td&gt;</text:p>
      <text:p text:style-name="P2"><text:s text:c="4"/>&lt;td onload="this.textContent=data1;"&gt;&lt;/td&gt;</text:p>
      <text:p text:style-name="P2"><text:s text:c="2"/>&lt;/tr&gt;</text:p>
      <text:p text:style-name="P2"><text:soft-page-break/><text:s text:c="2"/>&lt;tr&gt;</text:p>
      <text:p text:style-name="P2"><text:s text:c="4"/>&lt;td&gt;February&lt;/td&gt;</text:p>
      <text:p text:style-name="P2"><text:s text:c="4"/>&lt;td onload="this.textContent=data2;"&gt;&lt;/td&gt;</text:p>
      <text:p text:style-name="P2"><text:s text:c="2"/>&lt;/tr&gt;</text:p>
      <text:p text:style-name="P2">&lt;/table&gt;</text:p>
      <text:p text:style-name="P2"/>
      <text:p text:style-name="P2">&lt;/body&gt;</text:p>
      <text:p text:style-name="P2">&lt;/html&gt;</text:p>
      <text:p text:style-name="P2">+++</text:p>
      <text:p text:style-name="P2">&lt;td id="data1"&gt;$100&lt;/td&gt; </text:p>
      <text:p text:style-name="P2"/>
      <text:p text:style-name="P2">&lt;td id="data2"&gt;$80&lt;/td&gt; </text:p>
      <text:p text:style-name="P2">You can set their value in Javascript like this</text:p>
      <text:p text:style-name="P2"/>
      <text:p text:style-name="P2">document.getElementById("data1").innerHTML = data1;</text:p>
      <text:p text:style-name="P2">document.getElementById("data2").innerHTML = data2;</text:p>
      <text:p text:style-name="P2">You can see this in action on jsFiddle.</text:p>
      <text:p text:style-name="P2">,,,,,,,,,,</text:p>
      <text:h text:style-name="Heading_20_1" text:outline-level="1">SWIG</text:h>
      <text:p text:style-name="Text_20_body"><text:s text:c="5"/>// vise funkerdocument.querySelector('#xx').innerHTML = '&lt;input <text:s/>name=\"psiNy\" value=' + psi_id + '&gt;';</text:p>
      <text:p text:style-name="Text_20_body"/>
      <text:p text:style-name="P1"><text:s text:c="3"/>&lt;select name="psi_id" autofocus required onchange="swapOpts(this.options[selectedIndex].text,this.options[selectedIndex+1].text);"&gt;</text:p>
      <text:p text:style-name="P1"><text:s text:c="3"/>denne="{{client[{{ind}}]status}}";</text:p>
      <text:p text:style-name="P1">var ind = eval(psi_id);</text:p>
      <text:p text:style-name="P1"><text:s text:c="7"/></text:p>
      <text:p text:style-name="P1"><text:s text:c="7"/>var denne= "{{username}}";</text:p>
      <text:p text:style-name="P1"><text:s text:c="7"/></text:p>
      <text:p text:style-name="P1"><text:s text:c="9"/>document.getElementById("id1").innerHTML = '&lt;h1&gt;&lt;i&gt;Some italic title...&lt;/i&gt;'+ theArray+'&lt;/ h1&gt;'; </text:p>
      <text:p text:style-name="P1"><text:s text:c="6"/>&lt;p id="id1"&gt;tja&lt;/p&gt;</text:p>
      <text:h text:style-name="Heading_20_2" text:outline-level="2">set</text:h>
      <text:p text:style-name="P1"><text:s text:c="6"/>{% set old = 2 %} {% set ny = 0 %}</text:p>
      <text:p text:style-name="P1"><text:s text:c="3"/>&lt;div id="settNy" <text:s/>&gt; <text:s/>&lt;/div&gt;</text:p>
      <text:p text:style-name="P1"><text:s text:c="3"/>&lt;div id="sjekk" class="hidden"&gt;</text:p>
      <text:p text:style-name="P1"><text:s text:c="8"/>{% if {{old}} == {{ny}} %}</text:p>
      <text:p text:style-name="P1"><text:s text:c="10"/>hei <text:s/>{{ny}} da er det bare å skrive ut et som er rett</text:p>
      <text:p text:style-name="P1"><text:s text:c="8"/>{% else %}</text:p>
      <text:p text:style-name="P1"><text:s text:c="10"/>hopp {{ny}}</text:p>
      <text:p text:style-name="P1"><text:s text:c="6"/>{% endif%}</text:p>
      <text:p text:style-name="P1"><text:s text:c="4"/>&lt;/div&gt;</text:p>
      <text:p text:style-name="P1">..mer</text:p>
      <text:p text:style-name="P1"><text:soft-page-break/></text:p>
      <text:p text:style-name="P1"><text:s text:c="3"/>function teste(verdi,tekst) {</text:p>
      <text:p text:style-name="P1"><text:s text:c="6"/>'use strict';</text:p>
      <text:p text:style-name="P1"><text:s text:c="5"/></text:p>
      <text:p text:style-name="P1"><text:s text:c="6"/>document.querySelector("#her").setAttribute('value',tekst); <text:s text:c="2"/></text:p>
      <text:p text:style-name="P1"><text:s text:c="6"/>document.querySelector("#der").setAttribute('value',verdi); <text:s text:c="2"/></text:p>
      <text:p text:style-name="P1"><text:s text:c="5"/>// element = document.getElementById("considerations").innerHTML = obj4[l2].considerations; </text:p>
      <text:p text:style-name="P1"><text:s text:c="7"/>document.querySelector("#settNy").setAttribute('value','{{ set ny = ' + verdi +' }}'); <text:s text:c="2"/></text:p>
      <text:p text:style-name="P1"><text:s text:c="8"/></text:p>
      <text:p text:style-name="P1"/>
      <text:p text:style-name="P1"><text:s text:c="6"/>// element = document.getElementById("#settNy").innerHTML = '{% set ny = ' + verdi +' %}';</text:p>
      <text:p text:style-name="P1"><text:s text:c="4"/>alert("hhH");</text:p>
      <text:p text:style-name="P1"><text:s text:c="4"/>sjekk.className = "visible";</text:p>
      <text:p text:style-name="P2"><text:s/>render</text:p>
      <text:p text:style-name="P2">var locals = { mystuff: function mystuff() { return '&lt;p&gt;Things!&lt;/p&gt;'; } };</text:p>
      <text:p text:style-name="P2">swig.render('{{ mystuff() }}', { locals: locals });</text:p>
      <text:p text:style-name="P2">// =&gt; &lt;p&gt;Things!&lt;/p&gt;</text:p>
      <text:p text:style-name="P2">If you want to enforce escaping output on functions, just pipe them to the escape filter.</text:p>
      <text:p text:style-name="P2"/>
      <text:p text:style-name="P2">{{ mystuff()|escape }}</text:p>
      <text:p text:style-name="P2">// =&gt; &amp;lt;p&amp;gt;Things&amp;lt;/p&amp;gt;</text:p>
      <text:p text:style-name="P2">fra swig.learn</text:p>
      <text:p text:style-name="P2"><text:s/>{% set psi_id = "anything!" %}</text:p>
      <text:p text:style-name="P2"><text:s text:c="2"/>her er psi_id {{psi_id}}</text:p>
      <text:p text:style-name="P2"><text:s text:c="3"/>&lt;h1&gt;HER {{crm.client[13].contact}}!&lt;/h1&gt; Fungerte</text:p>
      <text:p text:style-name="P2"><text:s text:c="2"/></text:p>
      <text:p text:style-name="P2"><text:s text:c="2"/></text:p>
      <text:p text:style-name="P2"><text:s text:c="2"/>fungerte se endre html sjekk</text:p>
      <text:p text:style-name="P2"><text:s text:c="2"/>der&gt; </text:p>
      <text:p text:style-name="P2"><text:s text:c="8"/>{% set sjekk = "X" %}</text:p>
      <text:p text:style-name="P2"><text:s text:c="8"/>{%if {{sjekk}} == "X" <text:s/>%} <text:s/></text:p>
      <text:p text:style-name="P2"><text:s text:c="8"/>sjekk = {{sjekk}}</text:p>
      <text:p text:style-name="P2"><text:s text:c="8"/>{% else %}</text:p>
      <text:p text:style-name="P2"><text:s text:c="10"/>hva er det da {{sjekk}}</text:p>
      <text:p text:style-name="P2"><text:s text:c="9"/>{% endif %}</text:p>
      <text:p text:style-name="P2"><text:s text:c="2"/></text:p>
      <text:p text:style-name="P2"><text:s text:c="6"/>var id_ind <text:s text:c="11"/>= 0;</text:p>
      <text:p text:style-name="P2"><text:s text:c="4"/>var iKommentar <text:s text:c="7"/>= new Array('Velg','kommentar','');</text:p>
      <text:p text:style-name="P2"><text:s text:c="4"/>var valg <text:s text:c="13"/>= "begin";</text:p>
      <text:p text:style-name="P2"><text:s text:c="2"/></text:p>
      <text:p text:style-name="P2"><text:s text:c="2"/></text:p>
      <text:p text:style-name="P2"><text:s text:c="2"/></text:p>
      <text:p text:style-name="P2"><text:s text:c="3"/></text:p>
      <text:p text:style-name="P2"><text:s text:c="3"/><text:tab/>function swapOpts(psi_id,ArrayName) {</text:p>
      <text:p text:style-name="P2"><text:s text:c="7"/>var ExSelect = document.theForm.status;</text:p>
      <text:p text:style-name="P2"><text:soft-page-break/><text:s text:c="7"/>var theArray = eval(ArrayName);</text:p>
      <text:p text:style-name="P2"><text:s text:c="7"/>setOptionText(ExSelect, theArray); <text:s text:c="2"/></text:p>
      <text:p text:style-name="P2"><text:s text:c="7"/>// returnere ved til content.js <text:s text:c="2"/></text:p>
      <text:p text:style-name="P2"><text:s text:c="7"/>document.querySelector('#xx').innerHTML = '&lt;input type=hidden name=\"psiNy\" value='+psi_id+'&gt;';</text:p>
      <text:p text:style-name="P2"><text:s text:c="7"/>id_ind = psi_id;</text:p>
      <text:p text:style-name="P2"><text:s text:c="5"/>}</text:p>
      <text:h text:style-name="Heading_20_2" text:outline-level="2"><text:s/>mer</text:h>
      <text:p text:style-name="P1">{% for xxx in {{crm.client[1]history}} %} {{ xxx|json_encode }} {% endfor %}</text:p>
      <text:p text:style-name="P1"/>
      <text:p text:style-name="P1"><text:s text:c="5"/></text:p>
      <text:p text:style-name="P1">/* <text:s text:c="4"/>var swig = require('swig');</text:p>
      <text:p text:style-name="P1">var myswig = new swig.Swig({varControls: ['&lt;%=', '%&gt;']});</text:p>
      <text:p text:style-name="P1">myswig.render('Tacos are &lt;%= tacos =&gt;!', { locals: { tacos: 'delicious' }});</text:p>
      <text:p text:style-name="P1">// =&gt; Tacos are delicious!</text:p>
      <text:p text:style-name="P1">swig.render('Tacos are &lt;%= tacos =&gt;!', { locals: { tacos: 'delicious' }});</text:p>
      <text:p text:style-name="P1"><text:s/>*/ <text:s text:c="3"/></text:p>
      <text:p text:style-name="P1">NEI</text:p>
      <text:p text:style-name="P1"><text:s text:c="3"/>&lt;h1&gt;{{crm.client[&lt;%=aind %&gt; ]contact}}&lt;/h1&gt;</text:p>
      <text:p text:style-name="P1"/>
      <text:h text:style-name="Heading_20_1" text:outline-level="1">DOM</text:h>
      <text:p text:style-name="Text_20_body"><text:a xlink:type="simple" xlink:href="https://developer.mozilla.org/en-US/docs/DOM/document.getElementById"><text:span text:style-name="Source_20_Text"><text:span text:style-name="T6">document.getElementById</text:span></text:span></text:a><text:span text:style-name="Source_20_Text"><text:span text:style-name="T9">(id)</text:span></text:span></text:p>
      <text:list xml:id="list4748994906444768100" text:style-name="L1">
        <text:list-item>
          <text:p text:style-name="P12"><text:span text:style-name="Source_20_Text"><text:span text:style-name="T8">element.</text:span></text:span><text:a xlink:type="simple" xlink:href="https://developer.mozilla.org/en-US/docs/DOM/element.getElementsByTagName"><text:span text:style-name="Source_20_Text"><text:span text:style-name="T5">getElementsByTagName</text:span></text:span></text:a><text:span text:style-name="Source_20_Text"><text:span text:style-name="T8">(name)</text:span></text:span></text:p>
        </text:list-item>
        <text:list-item>
          <text:p text:style-name="P12"><text:a xlink:type="simple" xlink:href="https://developer.mozilla.org/en-US/docs/DOM/document.createElement"><text:span text:style-name="Source_20_Text"><text:span text:style-name="T5">document.createElement</text:span></text:span></text:a><text:span text:style-name="Source_20_Text"><text:span text:style-name="T8">(name)</text:span></text:span></text:p>
        </text:list-item>
        <text:list-item>
          <text:p text:style-name="P12"><text:span text:style-name="Source_20_Text"><text:span text:style-name="T8">parentNode.</text:span></text:span><text:a xlink:type="simple" xlink:href="https://developer.mozilla.org/en-US/docs/DOM/Node.appendChild"><text:span text:style-name="Source_20_Text"><text:span text:style-name="T5">appendChild</text:span></text:span></text:a><text:span text:style-name="Source_20_Text"><text:span text:style-name="T8">(node)</text:span></text:span></text:p>
        </text:list-item>
        <text:list-item>
          <text:p text:style-name="P12"><text:span text:style-name="Source_20_Text"><text:span text:style-name="T8">element.</text:span></text:span><text:a xlink:type="simple" xlink:href="https://developer.mozilla.org/en-US/docs/DOM/element.innerHTML"><text:span text:style-name="Source_20_Text"><text:span text:style-name="T5">innerHTML</text:span></text:span></text:a></text:p>
        </text:list-item>
        <text:list-item>
          <text:p text:style-name="P12"><text:span text:style-name="Source_20_Text"><text:span text:style-name="T8">element.</text:span></text:span><text:a xlink:type="simple" xlink:href="https://developer.mozilla.org/en-US/docs/DOM/element.style"><text:span text:style-name="Source_20_Text"><text:span text:style-name="T5">style</text:span></text:span></text:a><text:span text:style-name="Source_20_Text"><text:span text:style-name="T8">.left</text:span></text:span></text:p>
        </text:list-item>
        <text:list-item>
          <text:p text:style-name="P12"><text:span text:style-name="Source_20_Text"><text:span text:style-name="T8">element.</text:span></text:span><text:a xlink:type="simple" xlink:href="https://developer.mozilla.org/en-US/docs/DOM/element.setAttribute"><text:span text:style-name="Source_20_Text"><text:span text:style-name="T5">setAttribute</text:span></text:span></text:a></text:p>
        </text:list-item>
        <text:list-item>
          <text:p text:style-name="P12"><text:span text:style-name="Source_20_Text"><text:span text:style-name="T8">element.</text:span></text:span><text:a xlink:type="simple" xlink:href="https://developer.mozilla.org/en-US/docs/DOM/element.getAttribute"><text:span text:style-name="Source_20_Text"><text:span text:style-name="T5">getAttribute</text:span></text:span></text:a></text:p>
        </text:list-item>
        <text:list-item>
          <text:p text:style-name="P12"><text:span text:style-name="Source_20_Text"><text:span text:style-name="T8">element.</text:span></text:span><text:a xlink:type="simple" xlink:href="https://developer.mozilla.org/en-US/docs/DOM/element.addEventListener"><text:span text:style-name="Source_20_Text"><text:span text:style-name="T5">addEventListener</text:span></text:span></text:a></text:p>
        </text:list-item>
        <text:list-item>
          <text:p text:style-name="P12"><text:a xlink:type="simple" xlink:href="https://developer.mozilla.org/en-US/docs/DOM/window.content"><text:span text:style-name="Source_20_Text"><text:span text:style-name="T5">window.content</text:span></text:span></text:a></text:p>
        </text:list-item>
        <text:list-item>
          <text:p text:style-name="P12"><text:a xlink:type="simple" xlink:href="https://developer.mozilla.org/en-US/docs/DOM/window.onload"><text:span text:style-name="Source_20_Text"><text:span text:style-name="T5">window.onload</text:span></text:span></text:a></text:p>
        </text:list-item>
        <text:list-item>
          <text:p text:style-name="P12"><text:a xlink:type="simple" xlink:href="https://developer.mozilla.org/en-US/docs/DOM/window.dump"><text:span text:style-name="Source_20_Text"><text:span text:style-name="T5">window.dump</text:span></text:span></text:a></text:p>
        </text:list-item>
        <text:list-item>
          <text:p text:style-name="P12"><text:a xlink:type="simple" xlink:href="https://developer.mozilla.org/en-US/docs/DOM/window.scrollTo"><text:span text:style-name="Source_20_Text"><text:span text:style-name="T5">window.scrollTo</text:span></text:span></text:a></text:p>
        </text:list-item>
      </text:list>
      <text:h text:style-name="P9" text:outline-level="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text:span text:style-name="Source_20_Text"><text:span text:style-name="T10">document</text:span></text:span></text:p>
          </table:table-cell>
          <table:table-cell table:style-name="Table1.A1" office:value-type="string">
            <text:p text:style-name="P8"><text:span text:style-name="T11">When a member returns an object of type </text:span><text:span text:style-name="Source_20_Text"><text:span text:style-name="T10">document</text:span></text:span><text:span text:style-name="T11"> (e.g., the </text:span><text:span text:style-name="Strong_20_Emphasis"><text:span text:style-name="Source_20_Text"><text:span text:style-name="T10">ownerDocument</text:span></text:span></text:span><text:span text:style-name="T11"> property of an element returns the </text:span><text:span text:style-name="Source_20_Text"><text:span text:style-name="T10">document</text:span></text:span><text:span text:style-name="T11"> to which it belongs), this object is the root </text:span><text:span text:style-name="Source_20_Text"><text:span text:style-name="T10">document</text:span></text:span><text:span text:style-name="T11">object itself. The </text:span><text:a xlink:type="simple" xlink:href="https://developer.mozilla.org/en-US/docs/DOM/document"><text:span text:style-name="T4">DOM </text:span></text:a><text:a xlink:type="simple" xlink:href="https://developer.mozilla.org/en-US/docs/DOM/document"><text:span text:style-name="Source_20_Text"><text:span text:style-name="T7">document</text:span></text:span></text:a><text:a xlink:type="simple" xlink:href="https://developer.mozilla.org/en-US/docs/DOM/document"><text:span text:style-name="T4"> Reference</text:span></text:a><text:span text:style-name="T11"> chapter describes the </text:span><text:span text:style-name="Source_20_Text"><text:span text:style-name="T10">document</text:span></text:span><text:span text:style-name="T11"> object.</text:span>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0">element</text:span></text:span></text:p>
          </table:table-cell>
          <table:table-cell table:style-name="Table1.A1" office:value-type="string">
            <text:p text:style-name="P8"><text:span text:style-name="Source_20_Text"><text:span text:style-name="T10">element</text:span></text:span><text:span text:style-name="T11"> refers to an element or a node of type </text:span><text:span text:style-name="Source_20_Text"><text:span text:style-name="T10">element</text:span></text:span><text:span text:style-name="T11"> returned by a member of the DOM API. Rather than saying, for example, that the </text:span><text:span text:style-name="Source_20_Text"><text:span text:style-name="T10">document.createElement()</text:span></text:span><text:span text:style-name="T11">method returns an object reference to a </text:span><text:span text:style-name="Source_20_Text"><text:span text:style-name="T10">node</text:span></text:span><text:span text:style-name="T11">, we just say that this method returns the</text:span><text:span text:style-name="Source_20_Text"><text:span text:style-name="T10">element</text:span></text:span><text:span text:style-name="T11"> that has just been created in the DOM. </text:span><text:span text:style-name="Source_20_Text"><text:span text:style-name="T10">element</text:span></text:span><text:span text:style-name="T11"> objects implement the DOM</text:span><text:span text:style-name="Source_20_Text"><text:span text:style-name="T10">Element</text:span></text:span><text:span text:style-name="T11"> interface and also the more basic </text:span><text:span text:style-name="Source_20_Text"><text:span text:style-name="T10">Node</text:span></text:span><text:span text:style-name="T11"> interface, both of which are included together in this reference.</text:span>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0">nodeList</text:span></text:span></text:p>
          </table:table-cell>
          <table:table-cell table:style-name="Table1.A1" office:value-type="string">
            <text:p text:style-name="P8"><text:span text:style-name="T11">A </text:span><text:span text:style-name="Source_20_Text"><text:span text:style-name="T10">nodeList</text:span></text:span><text:span text:style-name="T11"> is an array of elements, like the kind that is returned by the method</text:span><text:span text:style-name="Source_20_Text"><text:span text:style-name="T10">document.getElementsByTagName()</text:span></text:span><text:span text:style-name="T11">. Items in a </text:span><text:span text:style-name="Source_20_Text"><text:span text:style-name="T10">nodeList</text:span></text:span><text:span text:style-name="T11"> are accessed by index in either of two ways:</text:span></text:p>
            <text:list xml:id="list4080280986496325341" text:style-name="L2">
              <text:list-item>
                <text:p text:style-name="P10">list.item(1)</text:p>
              </text:list-item>
              <text:list-item>
                <text:p text:style-name="P10">list[1]</text:p>
              </text:list-item>
            </text:list>
            <text:p text:style-name="P8"><text:span text:style-name="T11">These two are equivalent. In the first, </text:span><text:span text:style-name="Strong_20_Emphasis"><text:span text:style-name="Source_20_Text"><text:span text:style-name="T10">item()</text:span></text:span></text:span><text:span text:style-name="T11"> is the single method on the </text:span><text:span text:style-name="Source_20_Text"><text:span text:style-name="T10">nodeList</text:span></text:span><text:span text:style-name="T11">object. The latter uses the typical array syntax to fetch the </text:span><text:soft-page-break/><text:span text:style-name="T11">second item in the list.</text:span>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0">attribute</text:span></text:span></text:p>
          </table:table-cell>
          <table:table-cell table:style-name="Table1.A1" office:value-type="string">
            <text:p text:style-name="P8"><text:span text:style-name="T11">When an </text:span><text:span text:style-name="Source_20_Text"><text:span text:style-name="T10">attribute</text:span></text:span><text:span text:style-name="T11"> is returned by a member (e.g., by the </text:span><text:span text:style-name="Strong_20_Emphasis"><text:span text:style-name="Source_20_Text"><text:span text:style-name="T10">createAttribute()</text:span></text:span></text:span><text:span text:style-name="T11">method), it is an object reference that exposes a special (albeit small) interface for attributes. Attributes are nodes in the DOM just like elements are, though you may rarely use them as such.</text:span></text:p>
          </table:table-cell>
        </table:table-row>
        <table:table-row>
          <table:table-cell table:style-name="Table1.A1" office:value-type="string">
            <text:p text:style-name="P8"><text:span text:style-name="Source_20_Text"><text:span text:style-name="T10">namedNodeMap</text:span></text:span></text:p>
          </table:table-cell>
          <table:table-cell table:style-name="Table1.A1" office:value-type="string">
            <text:p text:style-name="P8"><text:span text:style-name="T11">A </text:span><text:span text:style-name="Source_20_Text"><text:span text:style-name="T10">namedNodeMap</text:span></text:span><text:span text:style-name="T11"> is like an array, but the items are accessed by name or index, though this latter case is merely a convenience for enumeration, as they are in no particular order in the list. A </text:span><text:span text:style-name="Source_20_Text"><text:span text:style-name="T10">namedNodeMap</text:span></text:span><text:span text:style-name="T11"> has an item() method for this purpose, and you can also add and remove items from a </text:span><text:span text:style-name="Source_20_Text"><text:span text:style-name="T10">namedNodeMap</text:span></text:span><text:span text:style-name="T11">.</text:span></text:p>
          </table:table-cell>
        </table:table-row>
      </table:table>
      <text:h text:style-name="Heading_20_1" text:outline-level="1"><text:s/></text:h>
      <text:h text:style-name="Heading_20_1" text:outline-level="1">HREF</text:h>
      <text:p text:style-name="P1"><text:tab/>//Javascript Redirect method</text:p>
      <text:p text:style-name="P1">document.getElementById('btn1').onclick = function() {</text:p>
      <text:p text:style-name="P1"><text:s text:c="2"/>//don't forget the protocol in url (here http://) </text:p>
      <text:p text:style-name="P1"><text:s text:c="2"/>location = 'http://google.com';</text:p>
      <text:p text:style-name="P1">};</text:p>
      <text:p text:style-name="P1"/>
      <text:p text:style-name="P1">document.getElementById('btn2').onclick = function() {</text:p>
      <text:p text:style-name="P1"><text:s text:c="2"/>//don't forget the protocol in url (here http://) </text:p>
      <text:p text:style-name="P1"><text:s text:c="2"/>location.reload();</text:p>
      <text:p text:style-name="P1">};</text:p>
      <text:p text:style-name="P1"/>
      <text:p text:style-name="P1"/>
      <text:p text:style-name="P1"><text:s text:c="9"/>&lt;input type="button" id="btn1" value="Redirect to google.com with JavaScript Method" /&gt;</text:p>
      <text:p text:style-name="P1"><text:s text:c="11"/>&lt;input type="button" id="btn2" value="refresh the page" /&gt;</text:p>
      <text:p text:style-name="P1"><text:s/></text:p>
      <text:p text:style-name="P1"/>
      <text:p text:style-name="P1"><text:s text:c="11"/>&lt;!-- &lt;a HREF="javascript:window.print()"&gt;Print til NAV/fastlege skal komme etter subit&lt;/a&gt; --&gt;</text:p>
      <text:p text:style-name="P1"/>
      <text:p text:style-name="P1"/>
      <text:p text:style-name="P1">fungerte </text:p>
      <text:p text:style-name="P1"><text:s/>//location = 'http://google.com';</text:p>
      <text:p text:style-name="P1"><text:s text:c="2"/>return location.reload();</text:p>
      <text:p text:style-name="P1"/>
      <text:p text:style-name="P1"/>
      <text:p text:style-name="P1">&lt;a href="#" onclick="javascript:history.go(-1);return false;" style="text-decoration:underline;"&gt;Back&lt;/a&gt;</text:p>
      <text:p text:style-name="P1"/>
      <text:p text:style-name="P1">var wd = window || document;</text:p>
      <text:p text:style-name="P1">wd.location.assign(wd.location.href) : go to the URL</text:p>
      <text:p text:style-name="P1">wd.location.replace(wd.location.href) : go to the URL and replace previous page in history</text:p>
      <text:p text:style-name="P1">wd.location.reload(&lt;true/false/blank&gt;) : reload page from server/cache/cache</text:p>
      <text:p text:style-name="P1"/>
      <text:p text:style-name="P1">fra content gikk ikke disse</text:p>
      <text:p text:style-name="P1"><text:s/><text:tab/>//return res.redirect('/newCrmClient') <text:s text:c="7"/><text:tab/> <text:s text:c="8"/></text:p>
      <text:p text:style-name="P1"><text:s text:c="8"/><text:tab/>//wd.location.reload(true)</text:p>
      <text:p text:style-name="P1"><text:s text:c="8"/><text:tab/> // console.log("return location.reload();");</text:p>
      <text:p text:style-name="P1"><text:s text:c="8"/><text:tab/> // skrev hallo return <text:s text:c="2"/>res.render( 'displayMainPage_template' , { crmC: CRM_CONST, });</text:p>
      <text:p text:style-name="P1"><text:soft-page-break/><text:s text:c="8"/><text:tab/> //return res.render('/');</text:p>
      <text:p text:style-name="P1"><text:s text:c="5"/>men</text:p>
      <text:p text:style-name="P1"/>
      <text:p text:style-name="P1"><text:s text:c="2"/>return res.redirect('/');</text:p>
      <text:h text:style-name="Heading_20_1" text:outline-level="1">Express</text:h>
      <text:p text:style-name="Text_20_body">a<text:span text:style-name="T1">pp.get('/sample/:id',routes.sample);</text:span></text:p>
      <text:p text:style-name="P1">In this case, I can use req.params.id to get the parameter (e.g. 2 in /sample/2).</text:p>
      <text:p text:style-name="P1">However, for url like /sample/2?color=red, how can I access the variabe color?</text:p>
      <text:p text:style-name="P1">So, after checking out the express reference, I found that req.query.color</text:p>
      <text:h text:style-name="Heading_20_2" text:outline-level="2">Få tak I filer ..public med EXPRESS</text:h>
      <text:p text:style-name="P1">app.use(express.static(__dirname + '/public'));</text:p>
      <text:p text:style-name="P1">Place it near the top just after you declare</text:p>
      <text:p text:style-name="P1"/>
      <text:p text:style-name="P1">var app = express();</text:p>
      <text:p text:style-name="P1">Then create a directory named public and put your stylesheets directory in there.</text:p>
      <text:p text:style-name="P1"/>
      <text:p text:style-name="P1">Then change the reference to it in your layout.jade file to this:</text:p>
      <text:p text:style-name="P1"/>
      <text:p text:style-name="P1">link(rel='stylesheet', type='text/css', href='/stylesheets/itinerated.css')</text:p>
      <text:p text:style-name="P1">This is how it is setup in most of the examples I have seen and it works for me.</text:p>
      <text:p text:style-name="P1"/>
      <text:h text:style-name="Heading_20_1" text:outline-level="1">Invalid</text:h>
      <text:p text:style-name="Text_20_body"><text:s text:c="2"/><text:span text:style-name="T1"><text:s text:c="14"/>&lt;div <text:s/>onmouseout="document.getElementById('hint').style.display='none';" onmouseover="document.getElementById('hint').style.display='block';"&gt;</text:span></text:p>
      <text:p text:style-name="P1"><text:s text:c="18"/>&lt;input type="submit" name="submit1" value= {{crmC.sendPsi_txt}} <text:s/>/&gt;</text:p>
      <text:p text:style-name="P1"><text:s text:c="18"/>&lt;p id="hint"&gt;{{crmC.noChange_txt}}&lt;/p&gt;</text:p>
      <text:p text:style-name="P1"><text:s text:c="16"/>&lt;/div&gt;</text:p>
      <text:p text:style-name="P1"><text:s/></text:p>
      <text:p text:style-name="P1"/>
      <text:p text:style-name="P1">input:invalid { background-color:white;}</text:p>
      <text:p text:style-name="P1">input:valid { background-color:white; }</text:p>
      <text:p text:style-name="P1">input:required {border: 1px solid #d4af37;}</text:p>
      <text:p text:style-name="P1">input:optional {border: 1px solid #d4af37;}</text:p>
      <text:p text:style-name="P1"/>
      <text:h text:style-name="Heading_20_1" text:outline-level="1">CreateElement</text:h>
      <text:p text:style-name="P1"><text:s text:c="4"/>var firstTh = document.createElement('th');</text:p>
      <text:p text:style-name="P1">firstTh.appendChild(document.createTextNode('first name'));</text:p>
      <text:p text:style-name="P1">var secondTh = document.createElement('th');</text:p>
      <text:p text:style-name="P1">secondTh.appendChild(document.createTextNode('last name'));</text:p>
      <text:p text:style-name="P1"><text:soft-page-break/>var firstTr = document.createElement('tr');</text:p>
      <text:p text:style-name="P1">firstTr.appendChild(firstTh);</text:p>
      <text:p text:style-name="P1">firstTr.appendChild(secondTh);</text:p>
      <text:p text:style-name="P1">var firstTd = document.createElement('td'); </text:p>
      <text:p text:style-name="P1">firstTd.appendChild(document.createTextNode('Joe'));</text:p>
      <text:p text:style-name="P1">var secondTd = document.createElement('td'); </text:p>
      <text:p text:style-name="P1">secondTd.appendChild(document.createTextNode('Stelmach'));</text:p>
      <text:p text:style-name="P1">var secondTr = document.createElement('tr');</text:p>
      <text:p text:style-name="P1">secondTr.appendChild(firstTd);</text:p>
      <text:p text:style-name="P1">secondTr.appendChild(secondTd);</text:p>
      <text:p text:style-name="P1">var table = document.createElement('table');</text:p>
      <text:p text:style-name="P1">table.appendChild(firstTr);</text:p>
      <text:p text:style-name="P1">table.appendChild(secondTr);</text:p>
      <text:p text:style-name="P1">document.body.appendChild(table);</text:p>
      <text:p text:style-name="P1"><text:s text:c="4"/></text:p>
      <text:p text:style-name="P1"><text:s text:c="4"/></text:p>
      <text:p text:style-name="P1"><text:s text:c="4"/>} <text:s text:c="3"/></text:p>
      <text:p text:style-name="P1"/>
      <text:h text:style-name="Heading_20_1" text:outline-level="1">Table</text:h>
      <text:p text:style-name="Text_20_body">{<text:span text:style-name="T1">% for x in crm.client %}</text:span></text:p>
      <text:p text:style-name="P1"><text:s text:c="2"/>{% if loop.first %}&lt;table&gt; {% endif %}</text:p>
      <text:p text:style-name="P1"><text:s text:c="2"/>&lt;tr&gt;</text:p>
      <text:p text:style-name="P1"><text:s text:c="2"/>&lt;td&gt;{{ loop.index }} - {{ loop.key }}: {{ x.contact }}&lt;/td&gt;</text:p>
      <text:p text:style-name="P1"><text:s text:c="4"/>{% for y in x.history %}</text:p>
      <text:p text:style-name="P1"><text:s text:c="4"/>&lt;td&gt;studyHours:{{y.studyHours}}&lt;/td&gt;</text:p>
      <text:p text:style-name="P1"><text:s text:c="4"/>&lt;td&gt;ICD:{{y.icd}}&lt;/td&gt;</text:p>
      <text:p text:style-name="P1"><text:s text:c="4"/>&lt;td&gt;status:{{y.status}}&lt;/td&gt;</text:p>
      <text:p text:style-name="P1"><text:s text:c="4"/>&lt;td&gt;psi_id{{y.psi_id}}&lt;/td&gt;</text:p>
      <text:p text:style-name="P1"><text:s text:c="4"/>{% endfor %}</text:p>
      <text:p text:style-name="P1"><text:s/>&lt;/tr&gt;<text:tab/></text:p>
      <text:p text:style-name="P1"><text:s text:c="2"/>{% if loop.last %}&lt;/table&gt;{% endif %}</text:p>
      <text:p text:style-name="P1">{% endfor %}</text:p>
      <text:p text:style-name="P1"/>
      <text:h text:style-name="Heading_20_1" text:outline-level="1">loop.index</text:h>
      <text:p text:style-name="P1"><text:s text:c="10"/>loop.index: The current iteration of the loop (1-indexed)</text:p>
      <text:p text:style-name="P1"/>
      <text:p text:style-name="P1">loop.index0: The current iteration of the loop (0-indexed)</text:p>
      <text:p text:style-name="P1"/>
      <text:p text:style-name="P1">loop.revindex: The number of iterations from the end of the loop (1-indexed)</text:p>
      <text:p text:style-name="P1"/>
      <text:p text:style-name="P1">loop.revindex0: The number of iterations from the end of the loop (0-indexed)</text:p>
      <text:p text:style-name="P1"><text:soft-page-break/></text:p>
      <text:p text:style-name="P1">loop.key: If the iterator is an object, this will be the key of the current item, otherwise it will be the same as the loop.index.</text:p>
      <text:p text:style-name="P1"/>
      <text:p text:style-name="P1">loop.first: True if the current object is the first in the object or array.</text:p>
      <text:p text:style-name="P1"/>
      <text:p text:style-name="P1">loop.last: True if the current object is the last in the object or array.</text:p>
      <text:p text:style-name="P1"/>
      <text:p text:style-name="P1">For...in loops</text:p>
      <text:p text:style-name="P1">This method traverses all enumerable properties of an object and its prototype chain</text:p>
      <text:p text:style-name="P1">Object.keys(o)</text:p>
      <text:p text:style-name="P1">This method returns an array with all the own (not in the prototype chain) enumerable properties' names ("keys") of an object o.</text:p>
      <text:p text:style-name="P1">Object.getOwnPropertyNames(o)</text:p>
      <text:p text:style-name="P1">This method returns an array containing all own properties' names (enumerable or not) of an object o.</text:p>
      <text:p text:style-name="P1">In EC</text:p>
      <text:p text:style-name="P1"/>
      <text:p text:style-name="P1">https://developer.mozilla.org/en-US/docs/Web/JavaScript/Guide/Working_with_Objects</text:p>
      <text:p text:style-name="P1"/>
      <text:h text:style-name="Heading_20_1" text:outline-level="1">Sikkerhet</text:h>
      <text:p text:style-name="P1">HTTPS </text:p>
      <text:h text:style-name="Heading_20_1" text:outline-level="1">JSON</text:h>
      <text:p text:style-name="P7">Får data fra database I JSON <text:s text:c="2"/>→ <text:s/>variabel I JavaScript</text:p>
      <text:p text:style-name="Text_20_body">var myJavasript = JSON.parse(myJson);</text:p>
      <text:p text:style-name="P7">Fra JavaSript <text:s text:c="26"/>→ JSON encodet data ,sjekt ved utskrifter</text:p>
      <text:p text:style-name="Text_20_body">var myJSON = JSON.stringify(myJavaSript)</text:p>
      <text:p text:style-name="Text_20_body"><text:span text:style-name="T12">json_encode :</text:span> returns the JSON rep of value</text:p>
      <text:p text:style-name="Text_20_body">|<text:span text:style-name="T12">json_decode : </text:span>decodes a JSON string</text:p>
      <text:p text:style-name="P7">json_last_error</text:p>
      <text:p text:style-name="P1">HTML håndterer ting i stringer så når jeg bruker swig <text:span text:style-name="T2">{{myJavascript|json_encode}}</text:span></text:p>
      <text:p text:style-name="Text_20_body"/>
      <text:p text:style-name="P5"/>
      <text:p text:style-name="P5">FUNGERER</text:p>
      <text:p text:style-name="P1">!--</text:p>
      <text:p text:style-name="P1"><text:s text:c="3"/>her er fresDate {{crm.client[1]freshDate}} er</text:p>
      <text:p text:style-name="P1"><text:s text:c="4"/>her er icd {{crm.client[6]history[2]icd}} er</text:p>
      <text:p text:style-name="P1"><text:s text:c="4"/>her er status {{crm.client[6]history[2]status}} er</text:p>
      <text:p text:style-name="P1"><text:s text:c="4"/>her er notes {{crm.client[6]history[2]notes}} er</text:p>
      <text:p text:style-name="P1"><text:s text:c="4"/>her er psi_id {{crm.client[6]psi_id}} er <text:s/></text:p>
      <text:p text:style-name="P1"><text:s text:c="4"/>her er siste status{{crm.client[6]status}} er</text:p>
      <text:p text:style-name="P1"><text:s text:c="2"/>testing {{ crm.client|json_encode }}</text:p>
      <text:p text:style-name="P2"><text:soft-page-break/>...</text:p>
      <text:p text:style-name="Text_20_body">!<text:span text:style-name="T1">!!!!!!!</text:span></text:p>
      <text:p text:style-name="P1">/ returns an Object with two properties</text:p>
      <text:p text:style-name="P1">var obj = JSON.parse('{"hello": "world", "data": [ 1, 2, 3 ] }');</text:p>
      <text:p text:style-name="P1">console.log(obj.data);</text:p>
      <text:p text:style-name="P1"/>
      <text:p text:style-name="P1">JSON.stringify() does the opposite:</text:p>
      <text:p text:style-name="P1"/>
      <text:p text:style-name="P1">var obj = { hello: 'world', data: [ 1, 2, 3 ] };</text:p>
      <text:p text:style-name="P1">console.log(JSON.stringify(obj));</text:p>
      <text:p text:style-name="P1"/>
      <text:p text:style-name="P1">…</text:p>
      <text:p text:style-name="P1">document.write("&lt;br/&gt;<text:span text:style-name="T2">Display keys in object: </text:span>");;</text:p>
      <text:p text:style-name="P1"><text:s text:c="6"/>// Note that it does not contain the method from the</text:p>
      <text:p text:style-name="P1"><text:s text:c="6"/>// original JavaScript object.</text:p>
      <text:p text:style-name="P1"><text:s text:c="6"/>for (var key in obj02) {</text:p>
      <text:p text:style-name="P1"><text:s text:c="8"/>if (obj02.hasOwnProperty(key)) {</text:p>
      <text:p text:style-name="P1"><text:s text:c="10"/>document.write(key + " ");</text:p>
      <text:p text:style-name="P1"><text:s text:c="8"/>}//end if</text:p>
      <text:p text:style-name="P1"><text:s text:c="6"/>}//end for loop</text:p>
      <text:p text:style-name="P1"><text:s text:c="4"/>&lt;/script&gt;</text:p>
      <text:p text:style-name="P1"/>
      <text:p text:style-name="P1">..</text:p>
      <text:p text:style-name="P1"><text:s/><text:span text:style-name="T2">Transform the JSON string into a JavaScript object.</text:span></text:p>
      <text:p text:style-name="P1"><text:s text:c="6"/>document.write("&lt;br/&gt;Transform the JSON string " +</text:p>
      <text:p text:style-name="P1"><text:s text:c="30"/>"into a JavaScript object.");</text:p>
      <text:p text:style-name="P1"><text:s text:c="6"/>var obj02 = JSON.parse(jsonstring);</text:p>
      <text:p text:style-name="P1"><text:s text:c="6"/>document.write("&lt;br/&gt;Display values in object: ");</text:p>
      <text:p text:style-name="P1"><text:s text:c="6"/>document.write(obj02.name + ", " + obj02.age);</text:p>
      <text:p text:style-name="P1"/>
      <text:p text:style-name="P1"/>
      <text:p text:style-name="P1"><text:s text:c="3"/>document.write("<text:span text:style-name="T2">Create a JavaScript object " +"involving array data.");</text:span></text:p>
      <text:p text:style-name="P1"><text:s text:c="6"/>var obj01 = {friends:[</text:p>
      <text:p text:style-name="P1"><text:s text:c="14"/>{name:"Bill",age:31},{name:"Jill",age:40}]};</text:p>
      <text:p text:style-name="P1"><text:s text:c="6"/>document.write("&lt;br/&gt;Display values in object.");</text:p>
      <text:p text:style-name="P1"><text:s text:c="6"/>document.write("&lt;br/&gt;" + obj01.friends[0].name + </text:p>
      <text:p text:style-name="P1"><text:s text:c="31"/>":" + obj01.friends[0].age);</text:p>
      <text:p text:style-name="P1"><text:s text:c="6"/>document.write("&lt;br/&gt;" + obj01.friends[1].name + </text:p>
      <text:p text:style-name="P1"><text:s text:c="31"/>":" + obj01.friends[1].age);</text:p>
      <text:p text:style-name="P1"/>
      <text:p text:style-name="P1">document.write("&lt;br/&gt;<text:span text:style-name="T2">Transform the object into a JSON string</text:span>.");</text:p>
      <text:p text:style-name="P1"><text:s text:c="6"/>var jsontext = JSON.stringify(obj01);</text:p>
      <text:p text:style-name="P1"><text:s text:c="6"/>document.write("&lt;br/&gt;Display JSON string.");</text:p>
      <text:p text:style-name="P1"><text:s text:c="6"/>document.write("&lt;br/&gt;" + jsontext);..</text:p>
      <text:p text:style-name="P1"><text:soft-page-break/></text:p>
      <text:p text:style-name="P1"/>
      <text:p text:style-name="P1">ody&gt;</text:p>
      <text:p text:style-name="P1"><text:s text:c="2"/>&lt;script&gt;</text:p>
      <text:p text:style-name="P1"><text:s text:c="4"/>var jScrObj01 = <text:s/>{"name":"John","age":33};</text:p>
      <text:p text:style-name="P1"><text:s text:c="4"/>var jSonStr01 = '{"name":"Bill","age":33}';</text:p>
      <text:p text:style-name="P1"><text:s text:c="4"/>document.write("&lt;br/&gt;1. " + jScrObj01.name);</text:p>
      <text:p text:style-name="P1"><text:s text:c="4"/>document.write("&lt;br/&gt;2. " + jSonStr01.name);</text:p>
      <text:p text:style-name="P1"><text:s text:c="4"/>document.write("&lt;br/&gt;3. " + jScrObj01);</text:p>
      <text:p text:style-name="P1"><text:s text:c="4"/>document.write("&lt;br/&gt;4. " + jSonStr01);</text:p>
      <text:p text:style-name="P1"><text:s/>John</text:p>
      <text:p text:style-name="P1">2. undefined</text:p>
      <text:p text:style-name="P1">3. [object Object]</text:p>
      <text:list xml:id="list315843922187491105" text:style-name="L3">
        <text:list-item>
          <text:p text:style-name="P11">{"name":"Bill","age":33}</text:p>
        </text:list-item>
      </text:list>
      <text:h text:style-name="Heading_20_2" text:outline-level="2">..fra kurs</text:h>
      <text:p text:style-name="P1">e selector.html på kurs </text:p>
      <text:p text:style-name="P1">placeholder="Your first name...</text:p>
      <text:p text:style-name="P1">http://toddmotto.com/is-it-time-to-drop-jquery-essentials-to-learning-javascript-from-a-jquery-background/</text:p>
      <text:p text:style-name="P1">,,,,,</text:p>
      <text:p text:style-name="P1"/>
      <text:p text:style-name="P1">&lt;div class="myElem" data-user='{ "name" : "Todd", "id" : "01282183" }'&gt;&lt;/div&gt;</text:p>
      <text:p text:style-name="P1"/>
      <text:p text:style-name="P1">&lt;script&gt;</text:p>
      <text:p text:style-name="P1">// jQuery</text:p>
      <text:p text:style-name="P1">var myElem = $('.myElem').data('user'); // Gets the JSON</text:p>
      <text:p text:style-name="P1">var myJSON = $.parseJSON(myElem); // Parses string into JSON Object</text:p>
      <text:p text:style-name="P1">console.log(myJSON.name); // JSON Object, logs 'Todd'</text:p>
      <text:p text:style-name="P1">console.log(myJSON.id); // JSON Object, logs '01282183'</text:p>
      <text:p text:style-name="P1"/>
      <text:p text:style-name="P1">// JavaScript</text:p>
      <text:p text:style-name="P1">var myElem = document.querySelector('.myElem').getAttribute('data-user');</text:p>
      <text:p text:style-name="P1">var myJSON = JSON.parse(myElem);</text:p>
      <text:p text:style-name="P1">console.log(myJSON.name); // JSON Object, logs 'Todd'</text:p>
      <text:p text:style-name="P1">console.log(myJSON.id); // JSON Object, logs '01282183'</text:p>
      <text:p text:style-name="P1">&lt;/script&gt;</text:p>
      <text:p text:style-name="P1"/>
      <text:h text:style-name="Heading_20_1" text:outline-level="1">DATE</text:h>
      <text:p text:style-name="P1">var now <text:s text:c="5"/>= new Date();</text:p>
      <text:p text:style-name="P1">var strDate <text:s/>= now.getFullYear() + '-' + (now.getMonth()+1) + '-' + now.getDate();</text:p>
      <text:p text:style-name="P1"><text:s text:c="2"/>&lt;input type="select" name="psi_id" value="{{cli.psi_id}}"/&gt;{{cli.psi_id}}</text:p>
      <text:p text:style-name="P1"><text:s text:c="2"/></text:p>
      <text:p text:style-name="P1"><text:s text:c="2"/></text:p>
      <text:p text:style-name="P1"><text:soft-page-break/><text:s text:c="2"/>fra mongodb</text:p>
      <text:p text:style-name="P1"><text:s text:c="2"/>In your main program (often app.js) include this line:</text:p>
      <text:h text:style-name="Heading_20_1" text:outline-level="1"/>
      <text:h text:style-name="Heading_20_1" text:outline-level="1"/>
      <text:h text:style-name="Heading_20_1" text:outline-level="1">BUFFA</text:h>
      <text:p text:style-name="P1">Fra buffa persient drag and drop localstorage</text:p>
      <text:p text:style-name="P1">document.querySelector("#lastName").innerHTML = "hghjg"</text:p>
      <text:p text:style-name="P1">&lt;li&gt;Last name : &lt;span id="lastName"&gt;&lt;/span&gt;&lt;/li&gt;</text:p>
      <text:p text:style-name="P1"/>
      <text:h text:style-name="Heading_20_1" text:outline-level="1">Fungerer ikke</text:h>
      <text:p text:style-name="Text_20_body">F<text:span text:style-name="T1">unger ikke sammen med det som er . kommer alene må sikkert ha noe app osv</text:span></text:p>
      <text:p text:style-name="P1"><text:s/>//var xxx = 'crmC.psi_id_txt';</text:p>
      <text:p text:style-name="P1"><text:s text:c="4"/><text:tab/>//var yyy = new ('{{crmC.status_txt}}');</text:p>
      <text:p text:style-name="P1"><text:s text:c="4"/><text:tab/>//<text:tab/>document.write( xxx);</text:p>
      <text:p text:style-name="P1"/>
      <text:p text:style-name="P1">2.</text:p>
      <text:p text:style-name="P1"><text:s text:c="2"/></text:p>
      <text:p text:style-name="P1"><text:s text:c="8"/>feil</text:p>
      <text:p text:style-name="P1"><text:s text:c="8"/></text:p>
      <text:p text:style-name="P1"><text:s text:c="11"/>{% if valg == "kommentar %}</text:p>
      <text:p text:style-name="P1"><text:s text:c="16"/>{% set sattValg = "kommentar" %}</text:p>
      <text:p text:style-name="P1"><text:s text:c="14"/>kommentar er her {{sattValg}}</text:p>
      <text:p text:style-name="P1"><text:s text:c="11"/>{% else %}</text:p>
      <text:p text:style-name="P1"><text:s text:c="14"/>noe annet </text:p>
      <text:p text:style-name="P1"><text:s text:c="11"/>{% endif %}</text:p>
      <text:p text:style-name="P1"><text:s text:c="11"/></text:p>
      <text:p text:style-name="P1"><text:s text:c="11"/>returnere</text:p>
      <text:p text:style-name="P1"><text:s text:c="12"/>{% set sattValg = "kommentar" %}</text:p>
      <text:p text:style-name="P1"><text:s text:c="11"/>{% if {{sattValg}} == "kommentar" %}</text:p>
      <text:p text:style-name="P1"><text:s text:c="15"/></text:p>
      <text:p text:style-name="P1"><text:s text:c="14"/>kommentar er her {{sattValg}}</text:p>
      <text:p text:style-name="P1"><text:s text:c="11"/>{% else %}</text:p>
      <text:p text:style-name="P1"><text:s text:c="14"/>noe annet </text:p>
      <text:p text:style-name="P1"><text:s text:c="11"/>{% endif %}</text:p>
      <text:p text:style-name="P1">3 <text:s text:c="4"/>// nei ei document.querySelector('#hei').innerHTML = '&lt;input <text:s/>name=\"psiNy\" value='+'\"{{crm.client\[' + psi_id + '\]contact}}\"' + '&gt;';</text:p>
      <text:p text:style-name="P1"><text:s text:c="6"/>// nei document.querySelector('#hei').innerHTML = '\{\{crm.client\[' + psi_id + '\]contact\}\}';</text:p>
      <text:p text:style-name="P1"><text:s text:c="3"/>var div = document.getElementById('hei');</text:p>
      <text:p text:style-name="P1"><text:s text:c="4"/>var p = {};</text:p>
      <text:p text:style-name="P1"><text:s text:c="4"/>p= document.createElement('p');</text:p>
      <text:p text:style-name="P1"><text:soft-page-break/><text:s text:c="4"/>p.innerHTML = '&lt;input <text:s/>name=\"psiNy\" value= {{crm.client\[&lt;%= psi_id %&gt;\]contact}}&gt;';</text:p>
      <text:p text:style-name="P1">// <text:s text:c="3"/>p.innerHTML = '&lt;input <text:s/>name=\"psiNy\" value= &lt;%{{crm.client\[' + psi_id + '\]contact}} %&gt;' + '&gt;';</text:p>
      <text:p text:style-name="P1"><text:s text:c="4"/>div.appendChild(p);</text:p>
      <text:p text:style-name="P1"><text:s text:c="3"/></text:p>
      <text:h text:style-name="Heading_20_2" text:outline-level="2">Usikker på om fungerere</text:h>
      <text:p text:style-name="Text_20_body"><text:s text:c="2"/><text:span text:style-name="T1"><text:s text:c="8"/>//element = document.querySelector("sjekk");</text:span></text:p>
      <text:p text:style-name="P1"><text:s text:c="6"/>//element.innerHTML = denne; <text:s text:c="4"/></text:p>
      <text:p text:style-name="P1"><text:s text:c="5"/>element = document.getElementById("notes");</text:p>
      <text:p text:style-name="P1"><text:s text:c="6"/>element.innerHTML = "for PSI ID = " + aind + " <text:s text:c="2"/>Status = <text:s/>" + denne; <text:s text:c="4"/></text:p>
      <text:p text:style-name="P1"><text:s text:c="6"/>// hvor er de andre verdiene</text:p>
      <text:p text:style-name="P1"><text:s text:c="6"/>//document.write('{% for xxx in {{crm.client[' + aind + ']history}} %} {{ xxx|json_encode }} {% endfor %} ');</text:p>
      <text:p text:style-name="P1"><text:s text:c="6"/>element = document.getElementById("employer");</text:p>
      <text:p text:style-name="P1"><text:s text:c="6"/>element.innerHTML= aind; //{% for xxx in {{crm.client[+'aind']history}} %} {{ xxx|json_encode }} {% endfor %}";</text:p>
      <text:p text:style-name="P1"><text:s text:c="6"/>//element.innerText= aind; //{% for xxx in {{crm.client[+'aind']history}} %} {{ xxx|json_encode }} {% endfor %}";</text:p>
      <text:p text:style-name="P1"><text:s text:c="6"/>sjekk.className = "visible";</text:p>
      <text:p text:style-name="P1"><text:s text:c="10"/></text:p>
      <text:p text:style-name="P1"><text:s text:c="7"/></text:p>
      <text:p text:style-name="P1"><text:s text:c="3"/></text:p>
      <text:p text:style-name="P1"><text:s text:c="5"/></text:p>
      <text:p text:style-name="P1"><text:s text:c="5"/>// element.innerHTML.value = " icd = <text:s/>" + "'{{crm.client[" + aind +"]history[2]icd}} {{crmC.user_arkivert_txt}}'";</text:p>
      <text:p text:style-name="P1"><text:s text:c="5"/>// element.innerHTML = " FreshDate = <text:s/>" + "{{crm.client." + vis +".freshDate}}";</text:p>
      <text:p text:style-name="P1"><text:s text:c="6"/>//{{crm.client[6]history[2]icd}} <text:s text:c="13"/></text:p>
      <text:p text:style-name="P1"/>
      <text:p text:style-name="P1"/>
      <text:p text:style-name="P1"><text:s/></text:p>
      <text:h text:style-name="Heading_20_1" text:outline-level="1">MongoDB part</text:h>
      <text:p text:style-name="P1"><text:tab/> <text:s text:c="9"/>zHomework: Homework 4.3</text:p>
      <text:p text:style-name="P1"/>
      <text:h text:style-name="Heading_20_1" text:outline-level="1">Making the Blog fast</text:h>
      <text:p text:style-name="P1">To get started, please download hw4.tar or hw4.zip and unpack file to your computer. </text:p>
      <text:p text:style-name="P1">Files for this homework should be included with your homework handout. This assignment requires Mongo 2.2 or above.</text:p>
      <text:p text:style-name="P1"/>
      <text:p text:style-name="P1">In this homework assignment you will be adding some indexes to the post collection to make the blog fast.</text:p>
      <text:p text:style-name="P1"/>
      <text:p text:style-name="P1">We have provided the full code for the blog application and you don't need to make any changes, or even run the blog. But you can, for fun.</text:p>
      <text:p text:style-name="P1"/>
      <text:p text:style-name="P1">We are also providing a patriotic (if you are an American) data set for the blog. There are 1000 entries with lots of comments and tags. </text:p>
      <text:p text:style-name="P1">You must load this dataset to complete the problem.</text:p>
      <text:p text:style-name="P1"/>
      <text:p text:style-name="P1"># from the mongo shell</text:p>
      <text:p text:style-name="P1"><text:soft-page-break/>use blog</text:p>
      <text:p text:style-name="P1">db.posts.drop()</text:p>
      <text:p text:style-name="P1"># from the a mac or PC terminal window</text:p>
      <text:p text:style-name="P1">C:\mongodb\kurser\week4\hw4-3\blog</text:p>
      <text:p text:style-name="P1">mongoimport -d blog -c posts &lt; C:\mongodb\kurser\week4\hw4-3\posts.json</text:p>
      <text:p text:style-name="P1">The blog has been enhanced so that it can also display the top 10 most recent posts by tag.</text:p>
      <text:p text:style-name="P1"><text:s/>There are hyperlinks from the post tags to the page that displays the 10 most recent blog entries for that tag. </text:p>
      <text:p text:style-name="P1"><text:s/>(run the blog and it will be obvious)</text:p>
      <text:p text:style-name="P1"/>
      <text:p text:style-name="P1">Your assignment is to make the following blog pages fast:</text:p>
      <text:p text:style-name="P1"/>
      <text:p text:style-name="P1"/>
      <text:p text:style-name="P1"/>
      <text:p text:style-name="P1">The blog home page</text:p>
      <text:p text:style-name="P1">The page that displays blog posts by tag (http://localhost:3000/tag/whatever)</text:p>
      <text:p text:style-name="P1">The page that displays a blog entry by permalink (http://localhost:3000/post/permalink)</text:p>
      <text:p text:style-name="P1">By fast, we mean that indexes should be in place to satisfy these queries such that we only need to scan the </text:p>
      <text:p text:style-name="P1">number of documents we are going to return.</text:p>
      <text:p text:style-name="P1"/>
      <text:p text:style-name="P1">To figure out what queries you need to optimize, you can read the code in posts.js and see what queries it is doing to return the data needed for </text:p>
      <text:p text:style-name="P1">the relevant pages. Isolate those queries and use explain to explore.</text:p>
      <text:p text:style-name="P1"/>
      <text:p text:style-name="P1">Once you have added the indexes to make those pages fast, run the following commands to validate your project just like in previous homeworks.</text:p>
      <text:p text:style-name="P1"/>
      <text:p text:style-name="P1">cd validate</text:p>
      <text:p text:style-name="P1">npm install</text:p>
      <text:p text:style-name="P1"/>
      <text:p text:style-name="P1">For those who are using MongoHQ or MongoLab, or just want to run MongoDB on a different host and port, </text:p>
      <text:p text:style-name="P1">there are some options to the validation script that can be exposed by running:</text:p>
      <text:p text:style-name="P1">node hw4-3_validate.js --help</text:p>
      <text:p text:style-name="P1">If you got it right, it will provide a validation code for you to enter into the box below. </text:p>
      <text:p text:style-name="P1">Enter just the code, no spaces.</text:p>
      <text:p text:style-name="P1"/>
      <text:p text:style-name="P1">Note that your blog does NOT need to be running when you run the validator, but your database server does.</text:p>
      <text:p text:style-name="P1"/>
      <text:p text:style-name="P1"/>
      <text:p text:style-name="P1">...</text:p>
      <text:p text:style-name="P1">I posts.js</text:p>
      <text:p text:style-name="P1">posts.find().sort('date', -1).limit(num)</text:p>
      <text:p text:style-name="P1"><text:s/>posts.find({ tags : tag }).sort('date', -1).limit(num)</text:p>
      <text:p text:style-name="P1"><text:s/></text:p>
      <text:p text:style-name="P1"><text:s/>posts.findOne({'permalink': permalink</text:p>
      <text:p text:style-name="P1"><text:s/></text:p>
      <text:p text:style-name="P1"><text:s/></text:p>
      <text:p text:style-name="P1"><text:s/>..hjemmesida</text:p>
      <text:p text:style-name="P1"><text:soft-page-break/><text:s/>tag</text:p>
      <text:p text:style-name="P1"><text:s/>permalink</text:p>
      <text:p text:style-name="P1"><text:s/>Vi prøver....</text:p>
      <text:p text:style-name="P1"><text:s/>forslag</text:p>
      <text:p text:style-name="P1"><text:s/>db.posts.find().sort({'date': -1}).limit(10).explain()</text:p>
      <text:p text:style-name="P1"><text:s/>db.posts.find({ tags : "magesekk" }).sort({'date': -1}).limit(10).explain()</text:p>
      <text:p text:style-name="P1"><text:s/>db.posts.findOne({'permalink': permalink}).explain() ...blog entry</text:p>
      <text:p text:style-name="P1"><text:s/></text:p>
      <text:p text:style-name="P1"><text:s/>db.posts.ensureIndex({date:-1})</text:p>
      <text:p text:style-name="P1"><text:s/>db.posts.ensureIndex({tags:1})</text:p>
      <text:p text:style-name="P1"><text:s/>db.posts.ensureIndex({permalink:1})</text:p>
      <text:p text:style-name="P1"><text:s/></text:p>
      <text:p text:style-name="P1"><text:s text:c="2"/>db.posts.find().sort({'date': -1}).limit(10).explain()</text:p>
      <text:p text:style-name="P1"/>
      <text:p text:style-name="P1"><text:s text:c="7"/>"cursor" : "BasicCursor",</text:p>
      <text:p text:style-name="P1"><text:s text:c="7"/>"isMultiKey" : false,</text:p>
      <text:p text:style-name="P1"><text:s text:c="7"/>"n" : 10,</text:p>
      <text:p text:style-name="P1"><text:s text:c="7"/>"nscannedObjects" : 1001,</text:p>
      <text:p text:style-name="P1"><text:s text:c="7"/>"nscanned" : 1001,</text:p>
      <text:p text:style-name="P1"><text:s text:c="7"/>"nscannedObjectsAllPlans" : 1001,</text:p>
      <text:p text:style-name="P1"><text:s text:c="7"/>"nscannedAllPlans" : 1001,</text:p>
      <text:p text:style-name="P1"><text:s text:c="7"/>"scanAndOrder" : true,</text:p>
      <text:p text:style-name="P1"><text:s text:c="7"/>"indexOnly" : false,</text:p>
      <text:p text:style-name="P1"><text:s text:c="7"/>"nYields" : 0,</text:p>
      <text:p text:style-name="P1"><text:s text:c="7"/>"nChunkSkips" : 0,</text:p>
      <text:p text:style-name="P1"><text:s text:c="7"/>"millis" : 20,</text:p>
      <text:p text:style-name="P1"><text:s text:c="7"/>"indexBounds" : {</text:p>
      <text:p text:style-name="P1"/>
      <text:p text:style-name="P1"><text:s text:c="7"/>},</text:p>
      <text:p text:style-name="P1"><text:s text:c="7"/>"server" : "solveig-VAIO:27017"</text:p>
      <text:p text:style-name="P1"/>
      <text:p text:style-name="P1">}</text:p>
      <text:p text:style-name="P1">db.posts.ensureIndex({date:-1})</text:p>
      <text:p text:style-name="P1">db.posts.find().sort({'date': -1}).limit(10).explain()</text:p>
      <text:p text:style-name="P1"/>
      <text:p text:style-name="P1"><text:s text:c="6"/>"cursor" : "BtreeCursor date_-1",</text:p>
      <text:p text:style-name="P1"><text:s text:c="6"/>"isMultiKey" : false,</text:p>
      <text:p text:style-name="P1"><text:s text:c="6"/>"n" : 10,</text:p>
      <text:p text:style-name="P1"><text:s text:c="6"/>"nscannedObjects" : 10,</text:p>
      <text:p text:style-name="P1"><text:s text:c="6"/>"nscanned" : 10,</text:p>
      <text:p text:style-name="P1"><text:s text:c="6"/>"nscannedObjectsAllPlans" : 10,</text:p>
      <text:p text:style-name="P1"><text:s text:c="6"/>"nscannedAllPlans" : 10,</text:p>
      <text:p text:style-name="P1"><text:s text:c="6"/>"scanAndOrder" : false,</text:p>
      <text:p text:style-name="P1"><text:s text:c="6"/>"indexOnly" : false,</text:p>
      <text:p text:style-name="P1"><text:s text:c="6"/>"nYields" : 0,</text:p>
      <text:p text:style-name="P1"><text:soft-page-break/><text:s text:c="6"/>"nChunkSkips" : 0,</text:p>
      <text:p text:style-name="P1"><text:s text:c="6"/>"millis" : 0,</text:p>
      <text:p text:style-name="P1"><text:s text:c="6"/>"indexBounds" : {</text:p>
      <text:p text:style-name="P1"><text:s text:c="14"/>"date" : [</text:p>
      <text:p text:style-name="P1"><text:s text:c="22"/>[</text:p>
      <text:p text:style-name="P1"><text:s text:c="30"/>{</text:p>
      <text:p text:style-name="P1"><text:s text:c="38"/>"$maxElement" : 1</text:p>
      <text:p text:style-name="P1"><text:s text:c="30"/>},</text:p>
      <text:p text:style-name="P1"><text:s text:c="30"/>{</text:p>
      <text:p text:style-name="P1"><text:s text:c="38"/>"$minElement" : 1</text:p>
      <text:p text:style-name="P1"><text:s/></text:p>
      <text:p text:style-name="P1"><text:s/>tags</text:p>
      <text:p text:style-name="P1"><text:s/></text:p>
      <text:p text:style-name="P1"><text:s/>db.posts.find({ tags : "magesekk" }).sort({'date': -1}).limit(10).e</text:p>
      <text:p text:style-name="P1"/>
      <text:p text:style-name="P1"><text:s text:c="6"/>"cursor" : "BtreeCursor date_-1",</text:p>
      <text:p text:style-name="P1"><text:s text:c="6"/>"isMultiKey" : false,</text:p>
      <text:p text:style-name="P1"><text:s text:c="6"/>"n" : 1,</text:p>
      <text:p text:style-name="P1"><text:s text:c="6"/>"nscannedObjects" : 1001,</text:p>
      <text:p text:style-name="P1"><text:s text:c="6"/>"nscanned" : 1001,</text:p>
      <text:p text:style-name="P1"><text:s text:c="6"/>"nscannedObjectsAllPlans" : 2002,</text:p>
      <text:p text:style-name="P1"><text:s text:c="6"/>"nscannedAllPlans" : 2002,</text:p>
      <text:p text:style-name="P1"><text:s text:c="6"/>"scanAndOrder" : false,</text:p>
      <text:p text:style-name="P1"><text:s text:c="6"/>"indexOnly" : false,</text:p>
      <text:p text:style-name="P1"><text:s text:c="6"/>"nYields" : 0,</text:p>
      <text:p text:style-name="P1"><text:s text:c="6"/>"nChunkSkips" : 0,</text:p>
      <text:p text:style-name="P1"><text:s text:c="6"/>"millis" : 26,</text:p>
      <text:p text:style-name="P1"><text:s text:c="6"/>"indexBounds" : {</text:p>
      <text:p text:style-name="P1"><text:s text:c="14"/>"date" : [</text:p>
      <text:p text:style-name="P1"><text:s text:c="22"/>[</text:p>
      <text:p text:style-name="P1"><text:s text:c="30"/>{</text:p>
      <text:p text:style-name="P1"><text:s text:c="38"/>"$maxElement" : 1</text:p>
      <text:p text:style-name="P1"><text:s text:c="30"/>},</text:p>
      <text:p text:style-name="P1"><text:s text:c="30"/>{</text:p>
      <text:p text:style-name="P1"><text:s text:c="38"/>"$minElement" : 1</text:p>
      <text:p text:style-name="P1"><text:s text:c="38"/></text:p>
      <text:p text:style-name="P1"><text:s text:c="4"/></text:p>
      <text:p text:style-name="P1"><text:s text:c="4"/>db.posts.find({ tags : "magesekk" }).sort({'date': -1}).limit(10).explain()</text:p>
      <text:p text:style-name="P1"/>
      <text:p text:style-name="P1"><text:s text:c="6"/>"cursor" : "BtreeCursor tags_1",</text:p>
      <text:p text:style-name="P1"><text:s text:c="6"/>"isMultiKey" : true,</text:p>
      <text:p text:style-name="P1"><text:s text:c="6"/>"n" : 1,</text:p>
      <text:p text:style-name="P1"><text:s text:c="6"/>"nscannedObjects" : 1,</text:p>
      <text:p text:style-name="P1"><text:s text:c="6"/>"nscanned" : 1,</text:p>
      <text:p text:style-name="P1"><text:s text:c="6"/>"nscannedObjectsAllPlans" : 4,</text:p>
      <text:p text:style-name="P1"><text:soft-page-break/><text:s text:c="6"/>"nscannedAllPlans" : 4,</text:p>
      <text:p text:style-name="P1"><text:s text:c="6"/>"scanAndOrder" : true,</text:p>
      <text:p text:style-name="P1"><text:s text:c="6"/>"indexOnly" : false,</text:p>
      <text:p text:style-name="P1"><text:s text:c="6"/>"nYields" : 0,</text:p>
      <text:p text:style-name="P1"><text:s text:c="6"/>"nChunkSkips" : 0,</text:p>
      <text:p text:style-name="P1"><text:s text:c="6"/>"millis" : 0,</text:p>
      <text:p text:style-name="P1"><text:s text:c="6"/>"indexBounds" : {</text:p>
      <text:p text:style-name="P1"><text:s text:c="14"/>"tags" : [</text:p>
      <text:p text:style-name="P1"><text:s text:c="22"/>[</text:p>
      <text:p text:style-name="P1"><text:s text:c="30"/>"magesekk",</text:p>
      <text:p text:style-name="P1"><text:s text:c="30"/>"magesekk"</text:p>
      <text:p text:style-name="P1"><text:s text:c="22"/>]</text:p>
      <text:p text:style-name="P1"><text:s text:c="14"/>]</text:p>
      <text:p text:style-name="P1"><text:s text:c="6"/>},</text:p>
      <text:p text:style-name="P1"><text:s text:c="6"/>"server" : "solveig-VAIO:27017" <text:s text:c="14"/></text:p>
      <text:p text:style-name="P1"><text:s text:c="7"/>db.posts.find({'permalink': "takk"}).explain()</text:p>
      <text:p text:style-name="P1"/>
      <text:p text:style-name="P1"><text:s text:c="7"/>"cursor" : "BasicCursor",</text:p>
      <text:p text:style-name="P1"><text:s text:c="7"/>"isMultiKey" : false,</text:p>
      <text:p text:style-name="P1"><text:s text:c="7"/>"n" : 1,</text:p>
      <text:p text:style-name="P1"><text:s text:c="7"/>"nscannedObjects" : 1002,</text:p>
      <text:p text:style-name="P1"><text:s text:c="7"/>"nscanned" : 1002,</text:p>
      <text:p text:style-name="P1"><text:s text:c="7"/>"nscannedObjectsAllPlans" : 1002,</text:p>
      <text:p text:style-name="P1"><text:s text:c="7"/>"nscannedAllPlans" : 1002,</text:p>
      <text:p text:style-name="P1"><text:s text:c="7"/>"scanAndOrder" : false,</text:p>
      <text:p text:style-name="P1"><text:s text:c="7"/>"indexOnly" : false,</text:p>
      <text:p text:style-name="P1"><text:s text:c="7"/>"nYields" : 0,</text:p>
      <text:p text:style-name="P1"><text:s text:c="7"/>"nChunkSkips" : 0,</text:p>
      <text:p text:style-name="P1"><text:s text:c="7"/>"millis" : 8,</text:p>
      <text:p text:style-name="P1"><text:s text:c="7"/>"indexBounds" : {</text:p>
      <text:p text:style-name="P1"/>
      <text:p text:style-name="P1"><text:s text:c="7"/>},</text:p>
      <text:p text:style-name="P1"><text:s text:c="7"/>"server" : "solveig-VAIO:27017"</text:p>
      <text:p text:style-name="P1"/>
      <text:p text:style-name="P1"><text:s text:c="3"/>"nscannedObjectsAllPlans" <text:s text:c="6"/></text:p>
      <text:p text:style-name="P1"><text:s text:c="3"/>&gt; <text:s/>db.posts.ensureIndex({permalink:1})</text:p>
      <text:p text:style-name="P1"/>
      <text:p text:style-name="P1">&gt; db.posts.find({'permalink': "takk"}).explain()</text:p>
      <text:p text:style-name="P1">{</text:p>
      <text:p text:style-name="P1"><text:s text:c="8"/>"cursor" : "BtreeCursor permalink_1",</text:p>
      <text:p text:style-name="P1"><text:s text:c="8"/>"isMultiKey" : false,</text:p>
      <text:p text:style-name="P1"><text:s text:c="8"/>"n" : 1,</text:p>
      <text:p text:style-name="P1"><text:s text:c="8"/>"nscannedObjects" : 1,</text:p>
      <text:p text:style-name="P1"><text:s text:c="8"/>"nscanned" : 1,</text:p>
      <text:p text:style-name="P1"><text:s text:c="8"/>"nscannedObjectsAllPlans" : 1,</text:p>
      <text:p text:style-name="P1"><text:soft-page-break/><text:s text:c="8"/>"nscannedAllPlans" : 1,</text:p>
      <text:p text:style-name="P1"><text:s text:c="8"/>"scanAndOrder" : false,</text:p>
      <text:p text:style-name="P1"><text:s text:c="8"/>"indexOnly" : false,</text:p>
      <text:p text:style-name="P1"><text:s text:c="8"/>"nYields" : 0,</text:p>
      <text:p text:style-name="P1"><text:s text:c="8"/>"nChunkSkips" : 0,</text:p>
      <text:p text:style-name="P1"><text:s text:c="8"/>"millis" : 0,</text:p>
      <text:p text:style-name="P1"><text:s text:c="8"/>"indexBounds" : {</text:p>
      <text:p text:style-name="P1"><text:s text:c="16"/>"permalink" : [</text:p>
      <text:p text:style-name="P1"><text:s text:c="24"/>[</text:p>
      <text:p text:style-name="P1"><text:s text:c="32"/>"takk",</text:p>
      <text:p text:style-name="P1"><text:s text:c="32"/>"takk"</text:p>
      <text:p text:style-name="P1"><text:s text:c="24"/>]</text:p>
      <text:p text:style-name="P1"><text:s text:c="16"/>]</text:p>
      <text:p text:style-name="P1"><text:s text:c="8"/>},</text:p>
      <text:p text:style-name="P1"><text:s text:c="8"/>"server" : "solveig-VAIO:27017" <text:s text:c="9"/></text:p>
      <text:p text:style-name="P1"><text:s text:c="8"/></text:p>
      <text:p text:style-name="P1"><text:s text:c="8"/></text:p>
      <text:p text:style-name="P1"><text:s text:c="8"/>validering gikk bra. Jeg fikk det til</text:p>
      <text:p text:style-name="P1"><text:s text:c="8"/>dOiP6E1JDOYwDKWP0uN3</text:p>
      <text:p text:style-name="P1"><text:s text:c="8"/></text:p>
      <text:h text:style-name="Heading_20_1" text:outline-level="1"><text:s text:c="5"/>PROFILE <text:s/></text:h>
      <text:p text:style-name="P1">Homework: Homework 4.4</text:p>
      <text:p text:style-name="P1"/>
      <text:p text:style-name="P1">In this problem you will analyze a profile log taken from a mongoDB instance. </text:p>
      <text:p text:style-name="P1">You should have included with your homework files a 'sysprofile.json' file.</text:p>
      <text:p text:style-name="P1"><text:s/>Import this file with the following command:</text:p>
      <text:p text:style-name="P1">mongoimport -d m101 -c profile &lt; sysprofile.json</text:p>
      <text:p text:style-name="P1">mongoimport -d m101 -c profile &lt; C:\mongodb\kurser\week4\hw4-4\sysprofile.json</text:p>
      <text:p text:style-name="P1"/>
      <text:p text:style-name="P1">Now query the profile data, looking for all queries to the students collection in the database school2, sorted in order of decreasing latency.</text:p>
      <text:p text:style-name="P1"/>
      <text:p text:style-name="P1">What is the latency of the longest running operation to the collection, in milliseconds?</text:p>
      <text:p text:style-name="P1">4715</text:p>
      <text:p text:style-name="P1">34430</text:p>
      <text:p text:style-name="P1">5018</text:p>
      <text:p text:style-name="P1">15820 <text:s/>?</text:p>
      <text:p text:style-name="P1">3217</text:p>
      <text:p text:style-name="P1"/>
      <text:p text:style-name="P1"/>
      <text:p text:style-name="P1">{ "ts" : { "$date" : 1353442189862 }, "op" : "query", "ns" : "school2.students", "query" : { "student_id" : 80 }, "ntoreturn" : 0, "ntoskip" : 0,</text:p>
      <text:p text:style-name="P1"><text:s/>"nscanned" : 10000000, "keyUpdates" : 0, "numYield" : 5, "lockStats" : { "timeLockedMicros" : { "r" : 19776550, "w" : 0 },</text:p>
      <text:p text:style-name="P1"><text:s text:c="2"/>"timeAcquiringMicros" : { "r" : 4134067, "w" : 5 } },</text:p>
      <text:p text:style-name="P1">solveig "nreturned" : 10, "responseLength" : 2350, "millis" : 15820, "client" : "127.0.0.1", "user" : "" }</text:p>
      <text:p text:style-name="P1"><text:soft-page-break/></text:p>
      <text:p text:style-name="P1">db.profile.find({ "op" : "query"}).pretty()</text:p>
      <text:p text:style-name="P1"/>
      <text:p text:style-name="P1"/>
      <text:p text:style-name="P1">importer</text:p>
      <text:p text:style-name="P1">use m101</text:p>
      <text:p text:style-name="P1"><text:s/>db.profile.find({ "op" : "query"}).pretty()</text:p>
      <text:p text:style-name="P1"><text:s/></text:p>
      <text:p text:style-name="P1"><text:s/></text:p>
      <text:p text:style-name="P1"><text:s/></text:p>
      <text:p text:style-name="P1"><text:s/>db.system.profile.find({millis:{$gt:1000}}).sort({ts:-1})</text:p>
      <text:p text:style-name="P1"><text:s/></text:p>
      <text:p text:style-name="P1"><text:s text:c="2"/>gir 15820</text:p>
      <text:p text:style-name="P1"><text:s text:c="2"/></text:p>
      <text:p text:style-name="P1"><text:s text:c="3"/>db.profile.find({millis:{$gt:1000}}).sort({millis:-1}).limit(3).pretty()</text:p>
      <text:p text:style-name="P1"/>
      <text:p text:style-name="P1"><text:s text:c="7"/>"_id" : ObjectId("522c270a6b73d31ed31c82c1"),</text:p>
      <text:p text:style-name="P1"><text:s text:c="7"/>"ts" : ISODate("2012-11-20T20:09:49.862Z"),</text:p>
      <text:p text:style-name="P1"><text:s text:c="7"/>"op" : "query",</text:p>
      <text:p text:style-name="P1"><text:s text:c="7"/>"ns" : "school2.students",</text:p>
      <text:p text:style-name="P1"><text:s text:c="7"/>"query" : {</text:p>
      <text:p text:style-name="P1"><text:s text:c="15"/>"student_id" : 80</text:p>
      <text:p text:style-name="P1"><text:s text:c="7"/>},</text:p>
      <text:p text:style-name="P1"><text:s text:c="7"/>"ntoreturn" : 0,</text:p>
      <text:p text:style-name="P1"><text:s text:c="7"/>"ntoskip" : 0,</text:p>
      <text:p text:style-name="P1"><text:s text:c="7"/>"nscanned" : 10000000,</text:p>
      <text:p text:style-name="P1"><text:s text:c="7"/>"keyUpdates" : 0,</text:p>
      <text:p text:style-name="P1"><text:s text:c="7"/>"numYield" : 5,</text:p>
      <text:p text:style-name="P1"><text:s text:c="7"/>"lockStats" : {</text:p>
      <text:p text:style-name="P1"><text:s text:c="15"/>"timeLockedMicros" : {</text:p>
      <text:p text:style-name="P1"><text:s text:c="23"/>"r" : 19776550,</text:p>
      <text:p text:style-name="P1"><text:s text:c="23"/>"w" : 0</text:p>
      <text:p text:style-name="P1"><text:s text:c="15"/>},</text:p>
      <text:p text:style-name="P1"><text:s text:c="15"/>"timeAcquiringMicros" : {</text:p>
      <text:p text:style-name="P1"><text:s text:c="23"/>"r" : 4134067,</text:p>
      <text:p text:style-name="P1"><text:s text:c="23"/>"w" : 5</text:p>
      <text:p text:style-name="P1"><text:s text:c="15"/>}</text:p>
      <text:p text:style-name="P1"><text:s text:c="7"/>},</text:p>
      <text:p text:style-name="P1"><text:s text:c="7"/>"nreturned" : 10,</text:p>
      <text:p text:style-name="P1"><text:s text:c="7"/>"responseLength" : 2350,</text:p>
      <text:p text:style-name="P1"><text:s text:c="7"/>"millis" : 15820,</text:p>
      <text:p text:style-name="P1"><text:s text:c="7"/>"client" : "127.0.0.1",</text:p>
      <text:p text:style-name="P1"><text:s text:c="7"/>"user" : ""</text:p>
      <text:p text:style-name="P1"/>
      <text:p text:style-name="P1"/>
      <text:p text:style-name="P1"><text:soft-page-break/><text:s text:c="7"/>"_id" : ObjectId("522c270a6b73d31ed31c7f3e"),</text:p>
      <text:p text:style-name="P1"><text:s text:c="7"/>"ts" : ISODate("2012-11-20T20:02:37.091Z"),</text:p>
      <text:p text:style-name="P1"><text:s text:c="7"/>"op" : "query",</text:p>
      <text:p text:style-name="P1"><text:s text:c="7"/>"ns" : "school2.students",</text:p>
      <text:p text:style-name="P1"><text:s text:c="7"/>"query" : {</text:p>
      <text:p text:style-name="P1"><text:s text:c="15"/>"student_id" : 0</text:p>
      <text:p text:style-name="P1"><text:s text:c="7"/>},</text:p>
      <text:p text:style-name="P1"><text:s text:c="7"/>"ntoreturn" : 0,</text:p>
      <text:p text:style-name="P1"><text:s text:c="7"/>"ntoskip" : 0,</text:p>
      <text:p text:style-name="P1"><text:s text:c="7"/>"nscanned" : 10000000,</text:p>
      <text:p text:style-name="P1"><text:s text:c="7"/>"keyUpdates" : 0,</text:p>
      <text:p text:style-name="P1"><text:s text:c="7"/>"numYield" : 176,</text:p>
      <text:p text:style-name="P1"><text:s text:c="7"/>"lockStats" : {</text:p>
      <text:p text:style-name="P1"><text:s text:c="15"/>"timeLockedMicros" : {</text:p>
      <text:p text:style-name="P1"><text:s text:c="23"/>"r" : 22760089,</text:p>
      <text:p text:style-name="P1"><text:s text:c="23"/>"w" : 0</text:p>
      <text:p text:style-name="P1"><text:s text:c="15"/>},</text:p>
      <text:p text:style-name="P1"><text:s text:c="15"/>"timeAcquiringMicros" : {</text:p>
      <text:p text:style-name="P1"><text:s text:c="23"/>"r" : 10600017,</text:p>
      <text:p text:style-name="P1"><text:s text:c="23"/>"w" : 143496</text:p>
      <text:p text:style-name="P1"><text:s text:c="15"/>}</text:p>
      <text:p text:style-name="P1"><text:s text:c="7"/>},</text:p>
      <text:p text:style-name="P1"><text:s text:c="7"/>"nreturned" : 10,</text:p>
      <text:p text:style-name="P1"><text:s text:c="7"/>"responseLength" : 2350,</text:p>
      <text:p text:style-name="P1"><text:s text:c="7"/>"millis" : 12560,</text:p>
      <text:p text:style-name="P1"><text:s text:c="7"/>"client" : "127.0.0.1",</text:p>
      <text:p text:style-name="P1"><text:s text:c="7"/>"user" : ""</text:p>
      <text:p text:style-name="P1"/>
      <text:p text:style-name="P1"/>
      <text:p text:style-name="P1"><text:s text:c="7"/>"_id" : ObjectId("522c270a6b73d31ed31c80a3"),</text:p>
      <text:p text:style-name="P1"><text:s text:c="7"/>"ts" : ISODate("2012-11-20T20:05:33.411Z"),</text:p>
      <text:p text:style-name="P1"><text:s text:c="7"/>"op" : "query",</text:p>
      <text:p text:style-name="P1"><text:s text:c="7"/>"ns" : "school2.students",</text:p>
      <text:p text:style-name="P1"><text:s text:c="7"/>"query" : {</text:p>
      <text:p text:style-name="P1"><text:s text:c="15"/>"student_id" : 32</text:p>
      <text:p text:style-name="P1"><text:s text:c="7"/>},</text:p>
      <text:p text:style-name="P1"><text:s text:c="7"/>"ntoreturn" : 0,</text:p>
      <text:p text:style-name="P1"><text:s text:c="7"/>"ntoskip" : 0,</text:p>
      <text:p text:style-name="P1"><text:s text:c="7"/>"nscanned" : 10000000,</text:p>
      <text:p text:style-name="P1"><text:s text:c="7"/>"keyUpdates" : 0,</text:p>
      <text:p text:style-name="P1"><text:s text:c="7"/>"numYield" : 2,</text:p>
      <text:p text:style-name="P1"><text:s text:c="7"/>"lockStats" : {</text:p>
      <text:p text:style-name="P1"><text:s text:c="15"/>"timeLockedMicros" : {</text:p>
      <text:p text:style-name="P1"><text:s text:c="23"/>"r" : 12103459,</text:p>
      <text:p text:style-name="P1"><text:s text:c="23"/>"w" : 0</text:p>
      <text:p text:style-name="P1"><text:soft-page-break/><text:s text:c="15"/>},</text:p>
      <text:p text:style-name="P1"><text:s text:c="15"/>"timeAcquiringMicros" : {</text:p>
      <text:p text:style-name="P1"><text:s text:c="23"/>"r" : 1019008,</text:p>
      <text:p text:style-name="P1"><text:s text:c="23"/>"w" : 230197</text:p>
      <text:p text:style-name="P1"><text:s text:c="15"/>}</text:p>
      <text:p text:style-name="P1"><text:s text:c="7"/>},</text:p>
      <text:p text:style-name="P1"><text:s text:c="7"/>"nreturned" : 10,</text:p>
      <text:p text:style-name="P1"><text:s text:c="7"/>"responseLength" : 2350,</text:p>
      <text:p text:style-name="P1"><text:s text:c="7"/>"millis" : 11084,</text:p>
      <text:p text:style-name="P1"><text:s text:c="7"/>"client" : "127.0.0.1",</text:p>
      <text:p text:style-name="P1"><text:s text:c="7"/>"user" : ""</text:p>
      <text:p text:style-name="P1"><text:s/></text:p>
      <text:p text:style-name="P1"><text:s/>det var rett. </text:p>
      <text:p text:style-name="P1"><text:s/></text:p>
      <text:p text:style-name="P1"><text:s/></text:p>
      <text:p text:style-name="P1">fant noe </text:p>
      <text:p text:style-name="P1"><text:a xlink:type="simple" xlink:href="https://github.com/sameergarg/mongo-cert/tree/master/week5">https://github.com/sameergarg/mongo-cert/tree/master/week5</text:a></text:p>
      <text:h text:style-name="Heading_20_2" text:outline-level="2">MongDB kommandoer</text:h>
      <text:p text:style-name="P1"><text:s text:c="3"/>i mongo use blog eller crm_bra</text:p>
      <text:p text:style-name="P1"><text:s text:c="3"/>db.crm_var.drop();</text:p>
      <text:p text:style-name="P1"><text:s text:c="3"/>db.crm_var.insert(crm_var);</text:p>
      <text:p text:style-name="P1"><text:s text:c="3"/>db.choices.drop(); <text:s text:c="2"/></text:p>
      <text:p text:style-name="P1"><text:s text:c="3"/>db.choices.insert(choices); </text:p>
      <text:p text:style-name="P1"><text:s text:c="3"/>db.crm.drop(); <text:s text:c="3"/></text:p>
      <text:p text:style-name="P1"><text:s text:c="3"/>db.crm.insert(crm); <text:s text:c="3"/></text:p>
      <text:p text:style-name="P1">db.crm.clients.ensureIndex( {psi_id : 1 }, { unique: true } )</text:p>
      <text:p text:style-name="P1"/>
      <text:p text:style-name="P1"><text:s/>db.crm.find({"users.0.name":"solveig"})</text:p>
      <text:p text:style-name="P1"><text:s text:c="2"/>db.crm.find({"users.name":"solveig"}).pretty()</text:p>
      <text:p text:style-name="P1"><text:s/></text:p>
      <text:p text:style-name="P1"><text:s text:c="2"/>db.crm.find({},{"users.name":1,_id:0}).pretty()</text:p>
      <text:p text:style-name="P1"><text:s text:c="2"/></text:p>
      <text:p text:style-name="P1"><text:s text:c="2"/></text:p>
      <text:p text:style-name="P1"><text:s/>db.crm.find({"users.name":"solveig"},{clients:1,_id:0}).pretty()</text:p>
      <text:p text:style-name="P1"/>
      <text:p text:style-name="P1"><text:s/>db.crm.find({"users.name":"solveig"},{"clients.psi_id":1,"clients.status":1_id:0}).pretty()</text:p>
      <text:p text:style-name="P1"><text:s/>db.posts.find({ tags : "magesekk" }).sort({'date': -1}).limit(10).e</text:p>
      <text:p text:style-name="P1"><text:s/>b.crm.ensureIndex( { "psi_id": 1 }, { "unique": true } )</text:p>
      <text:p text:style-name="P1">db.system.indexes.find()</text:p>
      <text:p text:style-name="P1">db.crm.getIndexes()</text:p>
      <text:p text:style-name="P1"/>
      <text:h text:style-name="Heading_20_1" text:outline-level="1"><text:soft-page-break/>Utseendet</text:h>
      <text:p text:style-name="P1"><text:a xlink:type="simple" xlink:href="http://jsbeautifier.org/">http://jsbeautifier.org/</text:a></text:p>
      <text:p text:style-name="P1"/>
      <text:h text:style-name="Heading_20_1" text:outline-level="1">HINT</text:h>
      <text:h text:style-name="P9" text:outline-level="1">swig problem fra http://www.2ality.com/2013/06/basic-javascript.html</text:h>
      <text:p text:style-name="P1"><text:s/>Launch the application with the parameter</text:p>
      <text:p text:style-name="P1">–Dfile.encoding=UTF-8</text:p>
      <text:p text:style-name="P1">Instead of File.exists, use</text:p>
      <text:p text:style-name="P1">view sourceprint?</text:p>
      <text:p text:style-name="P1">1.</text:p>
      <text:p text:style-name="P1">Files.exists(Paths.get(fileName))</text:p>
      <text:p text:style-name="P1">Instead of File.listFiles, use <text:s/></text:p>
      <text:p text:style-name="P1">view sourceprint?</text:p>
      <text:p text:style-name="P1">1.</text:p>
      <text:p text:style-name="P1">try (DirectoryStream ds = Files.newDirectoryStream(folder)) {</text:p>
      <text:p text:style-name="P1">2.</text:p>
      <text:p text:style-name="P1">for (Path file : ds) {</text:p>
      <text:p text:style-name="P1">3.</text:p>
      <text:p text:style-name="P1">// do something</text:p>
      <text:p text:style-name="P1">4.</text:p>
      <text:p text:style-name="P1">}</text:p>
      <text:p text:style-name="P1">5.</text:p>
      <text:p text:style-name="P1">} catch (IOException e) {</text:p>
      <text:p text:style-name="P1">6.</text:p>
      <text:p text:style-name="P1">e.printStackTrace();</text:p>
      <text:p text:style-name="P1">7.</text:p>
      <text:p text:style-name="P1">}</text:p>
      <text:p text:style-name="P1">Or you can try fixing t</text:p>
      <text:p text:style-name="P1"/>
      <text:p text:style-name="P1">????????</text:p>
      <text:p text:style-name="P1">Swing is hardware accelerated only (Mac-only!). It means that your application won’t run in VMware or Parallels, </text:p>
      <text:p text:style-name="P1">and a remote desktop won’t do either. If these limitations are not acceptable, SWT might be your choice. </text:p>
      <text:p text:style-name="P1"/>
      <text:p text:style-name="P1">....</text:p>
      <text:p text:style-name="P1">https://developer.mozilla.org/en-US/docs/Web/JavaScript/Reference/Global_Objects/JSON/stringify</text:p>
      <text:p text:style-name="P1"/>
      <text:p text:style-name="P1"/>
      <text:p text:style-name="P1">(function () {</text:p>
      <text:p text:style-name="P1"><text:s text:c="4"/>var total = 0, tax = 0.05;</text:p>
      <text:p text:style-name="P1"><text:s/></text:p>
      <text:p text:style-name="P1"><text:s text:c="4"/>// other code</text:p>
      <text:p text:style-name="P1">}());</text:p>
      <text:h text:style-name="Heading_20_2" text:outline-level="2"><text:soft-page-break/>....ikke globale variable men enclucapsion</text:h>
      <text:p text:style-name="Text_20_body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, 'Andale Mono', monospace"/>
    <style:font-face style:name="Mangal1" svg:font-family="Mangal"/>
    <style:font-face style:name="OpenSymbol" svg:font-family="OpenSymbol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NSimSun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11:12:09.03</meta:creation-date>
    <meta:generator>OpenOffice.org/3.4$Win32 OpenOffice.org_project/340m1$Build-9590</meta:generator>
    <dc:date>2014-03-05T13:30:52.44</dc:date>
    <meta:editing-duration>PT10H13S</meta:editing-duration>
    <meta:editing-cycles>15</meta:editing-cycles>
    <meta:print-date>2014-03-04T12:11:34.38</meta:print-date>
    <meta:document-statistic meta:table-count="1" meta:image-count="0" meta:object-count="0" meta:page-count="24" meta:paragraph-count="858" meta:word-count="3505" meta:character-count="30909"/>
  </office:meta>
</office:document-meta>
</file>